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ubtitle">
      <style:paragraph-properties fo:break-before="auto" fo:line-height="115%" style:writing-mode="lr-tb"/>
    </style:style>
    <style:style style:name="T5_1" style:family="text">
      <style:text-properties fo:color="#000000" fo:font-weight="bold" style:font-weight-asian="bold" style:font-weight-complex="bold"/>
    </style:style>
    <style:style style:name="T5_2" style:family="text">
      <style:text-properties fo:color="#000000" fo:font-weight="bold" style:font-weight-asian="bold" style:font-weight-complex="bold"/>
    </style:style>
    <style:style style:name="T5_3" style:family="text">
      <style:text-properties fo:color="#000000" fo:font-weight="bold" style:font-weight-asian="bold" style:font-weight-complex="bold"/>
    </style:style>
    <style:style style:name="T5_4" style:family="text">
      <style:text-properties fo:color="#000000" fo:font-weight="bold" style:font-weight-asian="bold" style:font-weight-complex="bold"/>
    </style:style>
    <style:style style:name="T5_5" style:family="text"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ubtitle">
      <style:paragraph-properties fo:break-before="auto" fo:line-height="115%" style:writing-mode="lr-tb"/>
    </style:style>
    <style:style style:name="T60_1" style:family="text">
      <style:text-properties fo:color="#000000" fo:font-weight="bold" style:font-weight-asian="bold" style:font-weight-complex="bold"/>
    </style:style>
    <style:style style:name="T60_2" style:family="text">
      <style:text-properties fo:color="#000000" fo:font-weight="bold" style:font-weight-asian="bold" style:font-weight-complex="bold"/>
    </style:style>
    <style:style style:name="T60_3" style:family="text">
      <style:text-properties fo:color="#000000" fo:font-weight="bold" style:font-weight-asian="bold" style:font-weight-complex="bold"/>
    </style:style>
    <style:style style:name="T60_4" style:family="text">
      <style:text-properties fo:color="#000000" fo:font-weight="bold" style:font-weight-asian="bold" style:font-weight-complex="bold"/>
    </style:style>
    <style:style style:name="T60_5" style:family="text">
      <style:text-properties fo:color="#000000" fo:font-weight="bold" style:font-weight-asian="bold" style:font-weight-complex="bold"/>
    </style:style>
    <style:style style:name="T60_6" style:family="text">
      <style:text-properties fo:color="#000000" fo:font-weight="bold" style:font-weight-asian="bold" style:font-weight-complex="bold"/>
    </style:style>
    <style:style style:name="T60_7" style:family="text">
      <style:text-properties fo:color="#000000" fo:font-weight="bold" style:font-weight-asian="bold" style:font-weight-complex="bold"/>
    </style:style>
    <style:style style:name="T60_8" style:family="text">
      <style:text-properties fo:color="#000000" fo:font-weight="bold" style:font-weight-asian="bold" style:font-weight-complex="bold"/>
    </style:style>
    <style:style style:name="T60_9" style:family="text">
      <style:text-properties fo:color="#000000" fo:font-weight="bold" style:font-weight-asian="bold" style:font-weight-complex="bold"/>
    </style:style>
    <style:style style:name="T60_10" style:family="text">
      <style:text-properties fo:color="#000000" fo:font-weight="bold" style:font-weight-asian="bold" style:font-weight-complex="bold"/>
    </style:style>
    <style:style style:name="P61" style:family="paragraph" style:parent-style-name="Subtitle">
      <style:paragraph-properties fo:break-before="auto" fo:line-height="115%" style:writing-mode="lr-tb"/>
      <style:text-properties fo:color="#000000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T100_4" style:family="text">
      <style:text-properties fo:font-weight="bold" style:font-weight-asian="bold" style:font-weight-complex="bold"/>
    </style:style>
    <style:style style:name="T100_5" style:family="text">
      <style:text-properties fo:font-weight="bold" style:font-weight-asian="bold" style:font-weight-complex="bold"/>
    </style:style>
    <style:style style:name="T100_6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ubtitle">
      <style:paragraph-properties fo:break-before="auto" fo:line-height="115%" style:writing-mode="lr-tb"/>
    </style:style>
    <style:style style:name="T119_1" style:family="text">
      <style:text-properties fo:color="#000000" fo:font-weight="bold" style:font-weight-asian="bold" style:font-weight-complex="bold"/>
    </style:style>
    <style:style style:name="T119_2" style:family="text">
      <style:text-properties fo:color="#000000"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weight="bold" style:font-weight-asian="bold" style:font-weight-complex="bold"/>
    </style:style>
    <style:style style:name="T121_2" style:family="text">
      <style:text-properties fo:font-weight="bold" style:font-weight-asian="bold" style:font-weight-complex="bold"/>
    </style:style>
    <style:style style:name="T121_3" style:family="text">
      <style:text-properties fo:font-weight="bold" style:font-weight-asian="bold" style:font-weight-complex="bold"/>
    </style:style>
    <style:style style:name="T121_4" style:family="text">
      <style:text-properties fo:font-weight="bold" style:font-weight-asian="bold" style:font-weight-complex="bold"/>
    </style:style>
    <style:style style:name="T121_5" style:family="text">
      <style:text-properties fo:font-weight="bold" style:font-weight-asian="bold" style:font-weight-complex="bold"/>
    </style:style>
    <style:style style:name="T121_6" style:family="text">
      <style:text-properties fo:font-weight="bold" style:font-weight-asian="bold" style:font-weight-complex="bold"/>
    </style:style>
    <style:style style:name="T121_7" style:family="text">
      <style:text-properties fo:font-weight="bold" style:font-weight-asian="bold" style:font-weight-complex="bold"/>
    </style:style>
    <style:style style:name="T121_8" style:family="text">
      <style:text-properties fo:font-weight="bold" style:font-weight-asian="bold" style:font-weight-complex="bold"/>
    </style:style>
    <style:style style:name="T121_9" style:family="text">
      <style:text-properties fo:font-weight="bold" style:font-weight-asian="bold" style:font-weight-complex="bold"/>
    </style:style>
    <style:style style:name="T121_10" style:family="text">
      <style:text-properties fo:font-weight="bold" style:font-weight-asian="bold" style:font-weight-complex="bold"/>
    </style:style>
    <style:style style:name="T121_11" style:family="text">
      <style:text-properties fo:font-weight="bold" style:font-weight-asian="bold" style:font-weight-complex="bold"/>
    </style:style>
    <style:style style:name="T121_12" style:family="text">
      <style:text-properties fo:font-weight="bold" style:font-weight-asian="bold" style:font-weight-complex="bold"/>
    </style:style>
    <style:style style:name="T121_13" style:family="text">
      <style:text-properties fo:font-weight="bold" style:font-weight-asian="bold" style:font-weight-complex="bold"/>
    </style:style>
    <style:style style:name="T121_14" style:family="text">
      <style:text-properties fo:font-weight="bold" style:font-weight-asian="bold" style:font-weight-complex="bold"/>
    </style:style>
    <style:style style:name="T121_15" style:family="text">
      <style:text-properties fo:font-weight="bold" style:font-weight-asian="bold" style:font-weight-complex="bold"/>
    </style:style>
    <style:style style:name="T121_16" style:family="text">
      <style:text-properties fo:font-weight="bold" style:font-weight-asian="bold" style:font-weight-complex="bold"/>
    </style:style>
    <style:style style:name="T121_17" style:family="text">
      <style:text-properties fo:font-weight="bold" style:font-weight-asian="bold" style:font-weight-complex="bold"/>
    </style:style>
    <style:style style:name="T121_18" style:family="text">
      <style:text-properties fo:font-weight="bold" style:font-weight-asian="bold" style:font-weight-complex="bold"/>
    </style:style>
    <style:style style:name="T121_19" style:family="text">
      <style:text-properties fo:font-weight="bold" style:font-weight-asian="bold" style:font-weight-complex="bold"/>
    </style:style>
    <style:style style:name="T121_20" style:family="text">
      <style:text-properties fo:font-weight="bold" style:font-weight-asian="bold" style:font-weight-complex="bold"/>
    </style:style>
    <style:style style:name="T121_21" style:family="text">
      <style:text-properties fo:font-weight="bold" style:font-weight-asian="bold" style:font-weight-complex="bold"/>
    </style:style>
    <style:style style:name="T121_22" style:family="text">
      <style:text-properties fo:font-weight="bold" style:font-weight-asian="bold" style:font-weight-complex="bold"/>
    </style:style>
    <style:style style:name="T121_23" style:family="text">
      <style:text-properties fo:font-weight="bold" style:font-weight-asian="bold" style:font-weight-complex="bold"/>
    </style:style>
    <style:style style:name="T121_24" style:family="text">
      <style:text-properties fo:font-weight="bold" style:font-weight-asian="bold" style:font-weight-complex="bold"/>
    </style:style>
    <style:style style:name="T121_25" style:family="text">
      <style:text-properties fo:font-weight="bold" style:font-weight-asian="bold" style:font-weight-complex="bold"/>
    </style:style>
    <style:style style:name="T121_26" style:family="text">
      <style:text-properties fo:font-weight="bold" style:font-weight-asian="bold" style:font-weight-complex="bold"/>
    </style:style>
    <style:style style:name="T121_27" style:family="text">
      <style:text-properties fo:font-weight="bold" style:font-weight-asian="bold" style:font-weight-complex="bold"/>
    </style:style>
    <style:style style:name="T121_28" style:family="text">
      <style:text-properties fo:font-weight="bold" style:font-weight-asian="bold" style:font-weight-complex="bold"/>
    </style:style>
    <style:style style:name="T121_29" style:family="text">
      <style:text-properties fo:font-weight="bold" style:font-weight-asian="bold" style:font-weight-complex="bold"/>
    </style:style>
    <style:style style:name="T121_30" style:family="text">
      <style:text-properties fo:font-weight="bold" style:font-weight-asian="bold" style:font-weight-complex="bold"/>
    </style:style>
    <style:style style:name="T121_31" style:family="text">
      <style:text-properties fo:font-weight="bold" style:font-weight-asian="bold" style:font-weight-complex="bold"/>
    </style:style>
    <style:style style:name="T121_32" style:family="text">
      <style:text-properties fo:font-weight="bold" style:font-weight-asian="bold" style:font-weight-complex="bold"/>
    </style:style>
    <style:style style:name="T121_33" style:family="text">
      <style:text-properties fo:font-weight="bold" style:font-weight-asian="bold" style:font-weight-complex="bold"/>
    </style:style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P1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T133_5" style:family="text">
      <style:text-properties fo:font-weight="bold" style:font-weight-asian="bold" style:font-weight-complex="bold"/>
    </style:style>
    <style:style style:name="T133_6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ubtitle">
      <style:paragraph-properties fo:break-before="auto" fo:line-height="115%" style:writing-mode="lr-tb"/>
    </style:style>
    <style:style style:name="T153_1" style:family="text">
      <style:text-properties fo:color="#000000" fo:font-weight="bold" style:font-weight-asian="bold" style:font-weight-complex="bold"/>
    </style:style>
    <style:style style:name="T153_2" style:family="text">
      <style:text-properties fo:color="#000000" fo:font-weight="bold" style:font-weight-asian="bold" style:font-weight-complex="bold"/>
    </style:style>
    <style:style style:name="T153_3" style:family="text">
      <style:text-properties fo:color="#000000" fo:font-weight="bold" style:font-weight-asian="bold" style:font-weight-complex="bold"/>
    </style:style>
    <style:style style:name="T153_4" style:family="text">
      <style:text-properties fo:color="#000000"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ubtitle">
      <style:paragraph-properties fo:break-before="auto" fo:line-height="115%" style:writing-mode="lr-tb"/>
    </style:style>
    <style:style style:name="T162_1" style:family="text">
      <style:text-properties fo:color="#000000" fo:font-weight="bold" style:font-weight-asian="bold" style:font-weight-complex="bold"/>
    </style:style>
    <style:style style:name="T162_2" style:family="text">
      <style:text-properties fo:color="#000000" fo:font-weight="bold" style:font-weight-asian="bold" style:font-weight-complex="bold"/>
    </style:style>
    <style:style style:name="T162_3" style:family="text">
      <style:text-properties fo:color="#000000" fo:font-weight="bold" style:font-weight-asian="bold" style:font-weight-complex="bold"/>
    </style:style>
    <style:style style:name="T162_4" style:family="text">
      <style:text-properties fo:color="#000000" fo:font-weight="bold" style:font-weight-asian="bold" style:font-weight-complex="bold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T164_5" style:family="text">
      <style:text-properties fo:font-weight="bold" style:font-weight-asian="bold" style:font-weight-complex="bold"/>
    </style:style>
    <style:style style:name="T164_6" style:family="text">
      <style:text-properties fo:font-weight="bold" style:font-weight-asian="bold" style:font-weight-complex="bold"/>
    </style:style>
    <style:style style:name="T164_7" style:family="text">
      <style:text-properties fo:font-weight="bold" style:font-weight-asian="bold" style:font-weight-complex="bold"/>
    </style:style>
    <style:style style:name="T164_8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weight="bold" style:font-weight-asian="bold" style:font-weight-complex="bold"/>
    </style:style>
    <style:style style:name="T170_2" style:family="text">
      <style:text-properties fo:font-weight="bold" style:font-weight-asian="bold" style:font-weight-complex="bold"/>
    </style:style>
    <style:style style:name="T170_3" style:family="text">
      <style:text-properties fo:font-weight="bold" style:font-weight-asian="bold" style:font-weight-complex="bold"/>
    </style:style>
    <style:style style:name="T170_4" style:family="text">
      <style:text-properties fo:font-weight="bold" style:font-weight-asian="bold" style:font-weight-complex="bold"/>
    </style:style>
    <style:style style:name="T170_5" style:family="text">
      <style:text-properties fo:font-weight="bold" style:font-weight-asian="bold" style:font-weight-complex="bold"/>
    </style:style>
    <style:style style:name="T170_6" style:family="text">
      <style:text-properties fo:font-weight="bold" style:font-weight-asian="bold" style:font-weight-complex="bold"/>
    </style:style>
    <style:style style:name="T170_7" style:family="text">
      <style:text-properties fo:font-weight="bold" style:font-weight-asian="bold" style:font-weight-complex="bold"/>
    </style:style>
    <style:style style:name="T170_8" style:family="text">
      <style:text-properties fo:font-weight="bold" style:font-weight-asian="bold" style:font-weight-complex="bold"/>
    </style:style>
    <style:style style:name="T170_9" style:family="text">
      <style:text-properties fo:font-weight="bold" style:font-weight-asian="bold" style:font-weight-complex="bold"/>
    </style:style>
    <style:style style:name="T170_10" style:family="text"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>
      <style:text-properties fo:font-weight="bold" style:font-weight-asian="bold" style:font-weight-complex="bold"/>
    </style:style>
    <style:style style:name="T175_4" style:family="text">
      <style:text-properties fo:font-weight="bold" style:font-weight-asian="bold" style:font-weight-complex="bold"/>
    </style:style>
    <style:style style:name="T175_5" style:family="text">
      <style:text-properties fo:font-weight="bold" style:font-weight-asian="bold" style:font-weight-complex="bold"/>
    </style:style>
    <style:style style:name="T175_6" style:family="text"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T179_5" style:family="text">
      <style:text-properties fo:font-weight="bold" style:font-weight-asian="bold" style:font-weight-complex="bold"/>
    </style:style>
    <style:style style:name="T179_6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>
      <style:text-properties fo:font-weight="bold" style:font-weight-asian="bold" style:font-weight-complex="bold"/>
    </style:style>
    <style:style style:name="T183_8" style:family="text">
      <style:text-properties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T189_6" style:family="text">
      <style:text-properties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T195_6" style:family="text">
      <style:text-properties fo:font-weight="bold" style:font-weight-asian="bold" style:font-weight-complex="bold"/>
    </style:style>
    <style:style style:name="T195_7" style:family="text">
      <style:text-properties fo:font-weight="bold" style:font-weight-asian="bold" style:font-weight-complex="bold"/>
    </style:style>
    <style:style style:name="T195_8" style:family="text">
      <style:text-properties fo:font-weight="bold" style:font-weight-asian="bold" style:font-weight-complex="bold"/>
    </style:style>
    <style:style style:name="T195_9" style:family="text">
      <style:text-properties fo:font-weight="bold" style:font-weight-asian="bold" style:font-weight-complex="bold"/>
    </style:style>
    <style:style style:name="T195_10" style:family="text">
      <style:text-properties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weight="bold" style:font-weight-asian="bold" style:font-weight-complex="bold"/>
    </style:style>
    <style:style style:name="T203_2" style:family="text">
      <style:text-properties fo:font-weight="bold" style:font-weight-asian="bold" style:font-weight-complex="bold"/>
    </style:style>
    <style:style style:name="T203_3" style:family="text">
      <style:text-properties fo:font-weight="bold" style:font-weight-asian="bold" style:font-weight-complex="bold"/>
    </style:style>
    <style:style style:name="T203_4" style:family="text">
      <style:text-properties fo:font-weight="bold" style:font-weight-asian="bold" style:font-weight-complex="bold"/>
    </style:style>
    <style:style style:name="T203_5" style:family="text">
      <style:text-properties fo:font-weight="bold" style:font-weight-asian="bold" style:font-weight-complex="bold"/>
    </style:style>
    <style:style style:name="T203_6" style:family="text">
      <style:text-properties fo:font-weight="bold" style:font-weight-asian="bold" style:font-weight-complex="bold"/>
    </style:style>
    <style:style style:name="T203_7" style:family="text">
      <style:text-properties fo:font-weight="bold" style:font-weight-asian="bold" style:font-weight-complex="bold"/>
    </style:style>
    <style:style style:name="T203_8" style:family="text">
      <style:text-properties fo:font-weight="bold" style:font-weight-asian="bold" style:font-weight-complex="bold"/>
    </style:style>
    <style:style style:name="T203_9" style:family="text">
      <style:text-properties fo:font-weight="bold" style:font-weight-asian="bold" style:font-weight-complex="bold"/>
    </style:style>
    <style:style style:name="T203_10" style:family="text">
      <style:text-properties fo:font-weight="bold" style:font-weight-asian="bold" style:font-weight-complex="bold"/>
    </style:style>
    <style:style style:name="T203_11" style:family="text">
      <style:text-properties fo:font-weight="bold" style:font-weight-asian="bold" style:font-weight-complex="bold"/>
    </style:style>
    <style:style style:name="T203_12" style:family="text">
      <style:text-properties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>
      <style:text-properties fo:font-weight="bold" style:font-weight-asian="bold" style:font-weight-complex="bold"/>
    </style:style>
    <style:style style:name="T210_4" style:family="text">
      <style:text-properties fo:font-weight="bold" style:font-weight-asian="bold" style:font-weight-complex="bold"/>
    </style:style>
    <style:style style:name="P211" style:family="paragraph" style:parent-style-name="Standard">
      <style:paragraph-properties fo:break-before="auto" fo:line-height="115%" style:writing-mode="lr-tb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P21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4jdyien66vap"/><text:bookmark-end text:name="h.4jdyien66vap"/><text:span text:style-name="T1_1">Coding</text:span><text:span text:style-name="T1_2"><text:s/></text:span><text:span text:style-name="T1_3">Conventions</text:span><text:span text:style-name="T1_4"><text:s/></text:span><text:span text:style-name="T1_5">for</text:span><text:span text:style-name="T1_6"><text:s/></text:span><text:span text:style-name="T1_7">Python</text:span></text:p>
      <text:p text:style-name="P2"/>
      <text:p text:style-name="P3"><text:span text:style-name="T3_1">Let</text:span><text:span text:style-name="T3_2"><text:s/></text:span><text:span text:style-name="T3_3">us</text:span><text:span text:style-name="T3_4"><text:s/></text:span><text:span text:style-name="T3_5">follow</text:span><text:span text:style-name="T3_6"><text:s/></text:span><text:span text:style-name="T3_7">some</text:span><text:span text:style-name="T3_8"><text:s/></text:span><text:span text:style-name="T3_9">basic</text:span><text:span text:style-name="T3_10"><text:s/></text:span><text:span text:style-name="T3_11">conventions</text:span><text:span text:style-name="T3_12"><text:s/></text:span><text:span text:style-name="T3_13">so</text:span><text:span text:style-name="T3_14"><text:s/></text:span><text:span text:style-name="T3_15">that</text:span><text:span text:style-name="T3_16"><text:s/></text:span><text:span text:style-name="T3_17">our</text:span><text:span text:style-name="T3_18"><text:s/></text:span><text:span text:style-name="T3_19">code</text:span><text:span text:style-name="T3_20"><text:s/></text:span><text:span text:style-name="T3_21">is</text:span><text:span text:style-name="T3_22"><text:s/></text:span><text:span text:style-name="T3_23">easily</text:span><text:span text:style-name="T3_24"><text:s/></text:span><text:span text:style-name="T3_25">understood</text:span><text:span text:style-name="T3_26"><text:s/></text:span><text:span text:style-name="T3_27">by</text:span><text:span text:style-name="T3_28"><text:s/></text:span><text:span text:style-name="T3_29">others</text:span><text:span text:style-name="T3_30">.<text:s/></text:span><text:span text:style-name="T3_31">Most</text:span><text:span text:style-name="T3_32"><text:s/></text:span><text:span text:style-name="T3_33">of</text:span><text:span text:style-name="T3_34"><text:s/></text:span><text:span text:style-name="T3_35">these</text:span><text:span text:style-name="T3_36"><text:s/></text:span><text:span text:style-name="T3_37">coventions</text:span><text:span text:style-name="T3_38"><text:s/></text:span><text:span text:style-name="T3_39">follow</text:span><text:span text:style-name="T3_40"><text:s/></text:span><text:span text:style-name="T3_41">the</text:span><text:span text:style-name="T3_42"><text:s text:c="2"/></text:span><text:span text:style-name="T3_43">PEP</text:span><text:span text:style-name="T3_44"><text:s/>8<text:s/>--<text:s/></text:span><text:span text:style-name="T3_45">Style</text:span><text:span text:style-name="T3_46"><text:s/></text:span><text:span text:style-name="T3_47">Guide</text:span><text:span text:style-name="T3_48"><text:s/></text:span><text:span text:style-name="T3_49">for</text:span><text:span text:style-name="T3_50"><text:s/></text:span><text:span text:style-name="T3_51">Python</text:span><text:span text:style-name="T3_52"><text:s/></text:span><text:span text:style-name="T3_53">Code</text:span><text:span text:style-name="T3_54"><text:s/></text:span><text:span text:style-name="T3_55">given</text:span><text:span text:style-name="T3_56"><text:s/></text:span><text:span text:style-name="T3_57">at</text:span><text:span text:style-name="T3_58"><text:s/></text:span><text:span text:style-name="T3_59">http</text:span><text:span text:style-name="T3_60">://</text:span><text:span text:style-name="T3_61">legacy</text:span><text:span text:style-name="T3_62">.</text:span><text:span text:style-name="T3_63">python</text:span><text:span text:style-name="T3_64">.</text:span><text:span text:style-name="T3_65">org</text:span><text:span text:style-name="T3_66">/</text:span><text:span text:style-name="T3_67">dev</text:span><text:span text:style-name="T3_68">/</text:span><text:span text:style-name="T3_69">peps</text:span><text:span text:style-name="T3_70">/</text:span><text:span text:style-name="T3_71">pep</text:span><text:span text:style-name="T3_72">-0008/</text:span></text:p>
      <text:p text:style-name="P4"/>
      <text:p text:style-name="P5"><text:bookmark-start text:name="h.iy9v99fdwk09"/><text:bookmark-end text:name="h.iy9v99fdwk09"/><text:span text:style-name="T5_1">1.<text:s/></text:span><text:span text:style-name="T5_2">Code</text:span><text:span text:style-name="T5_3"><text:s/></text:span><text:span text:style-name="T5_4">Layout</text:span><text:span text:style-name="T5_5">:</text:span></text:p>
      <text:p text:style-name="P6"/>
      <text:p text:style-name="P7"><text:span text:style-name="T7_1">(</text:span><text:span text:style-name="T7_2">i</text:span><text:span text:style-name="T7_3">)<text:s/></text:span><text:span text:style-name="T7_4">Indentation</text:span><text:span text:style-name="T7_5">:<text:s/></text:span></text:p>
      <text:p text:style-name="P8"/>
      <text:p text:style-name="P9"><text:span text:style-name="T9_1">Use</text:span><text:span text:style-name="T9_2"><text:s/>4<text:s/></text:span><text:span text:style-name="T9_3">spaces</text:span><text:span text:style-name="T9_4"><text:s/></text:span><text:span text:style-name="T9_5">per</text:span><text:span text:style-name="T9_6"><text:s/></text:span><text:span text:style-name="T9_7">indentation</text:span><text:span text:style-name="T9_8"><text:s/></text:span><text:span text:style-name="T9_9">level</text:span><text:span text:style-name="T9_10">.</text:span></text:p>
      <text:p text:style-name="P10"/>
      <text:p text:style-name="P11"><text:span text:style-name="T11_1">For</text:span><text:span text:style-name="T11_2"><text:s/></text:span><text:span text:style-name="T11_3">functions</text:span><text:span text:style-name="T11_4"><text:s/></text:span><text:span text:style-name="T11_5">with</text:span><text:span text:style-name="T11_6"><text:s/></text:span><text:span text:style-name="T11_7">many</text:span><text:span text:style-name="T11_8"><text:s/></text:span><text:span text:style-name="T11_9">arguments</text:span><text:span text:style-name="T11_10">,<text:s/></text:span><text:span text:style-name="T11_11">continuation</text:span><text:span text:style-name="T11_12"><text:s/></text:span><text:span text:style-name="T11_13">lines</text:span><text:span text:style-name="T11_14"><text:s/></text:span><text:span text:style-name="T11_15">should</text:span><text:span text:style-name="T11_16"><text:s/></text:span><text:span text:style-name="T11_17">align</text:span><text:span text:style-name="T11_18"><text:s/></text:span><text:span text:style-name="T11_19">wrapped</text:span><text:span text:style-name="T11_20"><text:s/></text:span><text:span text:style-name="T11_21">elements</text:span><text:span text:style-name="T11_22"><text:s/></text:span><text:span text:style-name="T11_23">vertically</text:span><text:span text:style-name="T11_24"><text:s/></text:span><text:span text:style-name="T11_25">using</text:span><text:span text:style-name="T11_26"><text:s/></text:span><text:span text:style-name="T11_27">Python</text:span><text:span text:style-name="T11_28">'</text:span><text:span text:style-name="T11_29">s</text:span><text:span text:style-name="T11_30"><text:s/></text:span><text:span text:style-name="T11_31">implicit</text:span><text:span text:style-name="T11_32"><text:s/></text:span><text:span text:style-name="T11_33">line</text:span><text:span text:style-name="T11_34"><text:s/></text:span><text:span text:style-name="T11_35">joining</text:span><text:span text:style-name="T11_36"><text:s/></text:span><text:span text:style-name="T11_37">inside</text:span><text:span text:style-name="T11_38"><text:s/></text:span><text:span text:style-name="T11_39">parentheses</text:span><text:span text:style-name="T11_40">,<text:s/></text:span><text:span text:style-name="T11_41">brackets</text:span><text:span text:style-name="T11_42"><text:s/></text:span><text:span text:style-name="T11_43">and</text:span><text:span text:style-name="T11_44"><text:s/></text:span><text:span text:style-name="T11_45">braces</text:span><text:span text:style-name="T11_46">,<text:s/></text:span><text:span text:style-name="T11_47">e</text:span><text:span text:style-name="T11_48">.</text:span><text:span text:style-name="T11_49">g</text:span><text:span text:style-name="T11_50">.,</text:span></text:p>
      <text:p text:style-name="P12"/>
      <text:p text:style-name="P13"><text:span text:style-name="T13_1">Yes</text:span><text:span text:style-name="T13_2">:</text:span></text:p>
      <text:p text:style-name="P14"/>
      <text:p text:style-name="P15"><text:span text:style-name="T15_1">#<text:s/></text:span><text:span text:style-name="T15_2">Aligned</text:span><text:span text:style-name="T15_3"><text:s/></text:span><text:span text:style-name="T15_4">with</text:span><text:span text:style-name="T15_5"><text:s/></text:span><text:span text:style-name="T15_6">opening</text:span><text:span text:style-name="T15_7"><text:s/></text:span><text:span text:style-name="T15_8">delimiter</text:span><text:span text:style-name="T15_9">.</text:span></text:p>
      <text:p text:style-name="P16"><text:span text:style-name="T16_1">foo</text:span><text:span text:style-name="T16_2"><text:s/>=<text:s/></text:span><text:span text:style-name="T16_3">long</text:span><text:span text:style-name="T16_4">_</text:span><text:span text:style-name="T16_5">function</text:span><text:span text:style-name="T16_6">_</text:span><text:span text:style-name="T16_7">name</text:span><text:span text:style-name="T16_8">(</text:span><text:span text:style-name="T16_9">var</text:span><text:span text:style-name="T16_10">_</text:span><text:span text:style-name="T16_11">one</text:span><text:span text:style-name="T16_12">,<text:s/></text:span><text:span text:style-name="T16_13">var</text:span><text:span text:style-name="T16_14">_</text:span><text:span text:style-name="T16_15">two</text:span><text:span text:style-name="T16_16">,</text:span></text:p>
      <text:p text:style-name="P17"><text:span text:style-name="T17_1"><text:s text:c="25"/></text:span><text:span text:style-name="T17_2">var</text:span><text:span text:style-name="T17_3">_</text:span><text:span text:style-name="T17_4">three</text:span><text:span text:style-name="T17_5">,<text:s/></text:span><text:span text:style-name="T17_6">var</text:span><text:span text:style-name="T17_7">_</text:span><text:span text:style-name="T17_8">four</text:span><text:span text:style-name="T17_9">)</text:span></text:p>
      <text:p text:style-name="P18"/>
      <text:p text:style-name="P19"/>
      <text:p text:style-name="P20"><text:span text:style-name="T20_1">(</text:span><text:span text:style-name="T20_2">ii</text:span><text:span text:style-name="T20_3">)<text:s/></text:span><text:span text:style-name="T20_4">Tabs</text:span><text:span text:style-name="T20_5"><text:s/></text:span><text:span text:style-name="T20_6">or</text:span><text:span text:style-name="T20_7"><text:s/></text:span><text:span text:style-name="T20_8">Spaces</text:span><text:span text:style-name="T20_9">?</text:span></text:p>
      <text:p text:style-name="P21"/>
      <text:p text:style-name="P22"><text:span text:style-name="T22_1">Spaces</text:span><text:span text:style-name="T22_2"><text:s/></text:span><text:span text:style-name="T22_3">are</text:span><text:span text:style-name="T22_4"><text:s/></text:span><text:span text:style-name="T22_5">the</text:span><text:span text:style-name="T22_6"><text:s/></text:span><text:span text:style-name="T22_7">preferred</text:span><text:span text:style-name="T22_8"><text:s/></text:span><text:span text:style-name="T22_9">indentation</text:span><text:span text:style-name="T22_10"><text:s/></text:span><text:span text:style-name="T22_11">method</text:span><text:span text:style-name="T22_12">.</text:span></text:p>
      <text:p text:style-name="P23"/>
      <text:p text:style-name="P24"><text:span text:style-name="T24_1">Python</text:span><text:span text:style-name="T24_2"><text:s/>3<text:s/></text:span><text:span text:style-name="T24_3">disallows</text:span><text:span text:style-name="T24_4"><text:s/></text:span><text:span text:style-name="T24_5">mixing</text:span><text:span text:style-name="T24_6"><text:s/></text:span><text:span text:style-name="T24_7">the</text:span><text:span text:style-name="T24_8"><text:s/></text:span><text:span text:style-name="T24_9">use</text:span><text:span text:style-name="T24_10"><text:s/></text:span><text:span text:style-name="T24_11">of</text:span><text:span text:style-name="T24_12"><text:s/></text:span><text:span text:style-name="T24_13">tabs</text:span><text:span text:style-name="T24_14"><text:s/></text:span><text:span text:style-name="T24_15">and</text:span><text:span text:style-name="T24_16"><text:s/></text:span><text:span text:style-name="T24_17">spaces</text:span><text:span text:style-name="T24_18"><text:s/></text:span><text:span text:style-name="T24_19">for</text:span><text:span text:style-name="T24_20"><text:s/></text:span><text:span text:style-name="T24_21">indentation</text:span><text:span text:style-name="T24_22">.</text:span></text:p>
      <text:p text:style-name="P25"/>
      <text:p text:style-name="P26"><text:span text:style-name="T26_1">Python</text:span><text:span text:style-name="T26_2"><text:s/>2<text:s/></text:span><text:span text:style-name="T26_3">code</text:span><text:span text:style-name="T26_4"><text:s/></text:span><text:span text:style-name="T26_5">indented</text:span><text:span text:style-name="T26_6"><text:s/></text:span><text:span text:style-name="T26_7">with</text:span><text:span text:style-name="T26_8"><text:s/></text:span><text:span text:style-name="T26_9">a</text:span><text:span text:style-name="T26_10"><text:s/></text:span><text:span text:style-name="T26_11">mixture</text:span><text:span text:style-name="T26_12"><text:s/></text:span><text:span text:style-name="T26_13">of</text:span><text:span text:style-name="T26_14"><text:s/></text:span><text:span text:style-name="T26_15">tabs</text:span><text:span text:style-name="T26_16"><text:s/></text:span><text:span text:style-name="T26_17">and</text:span><text:span text:style-name="T26_18"><text:s/></text:span><text:span text:style-name="T26_19">spaces</text:span><text:span text:style-name="T26_20"><text:s/></text:span><text:span text:style-name="T26_21">should</text:span><text:span text:style-name="T26_22"><text:s/></text:span><text:span text:style-name="T26_23">be</text:span><text:span text:style-name="T26_24"><text:s/></text:span><text:span text:style-name="T26_25">converted</text:span><text:span text:style-name="T26_26"><text:s/></text:span><text:span text:style-name="T26_27">to</text:span><text:span text:style-name="T26_28"><text:s/></text:span><text:span text:style-name="T26_29">using</text:span><text:span text:style-name="T26_30"><text:s/></text:span><text:span text:style-name="T26_31">spaces</text:span><text:span text:style-name="T26_32"><text:s/></text:span><text:span text:style-name="T26_33">exclusively</text:span><text:span text:style-name="T26_34">.</text:span></text:p>
      <text:p text:style-name="P27"/>
      <text:p text:style-name="P28"><text:span text:style-name="T28_1">When</text:span><text:span text:style-name="T28_2"><text:s/></text:span><text:span text:style-name="T28_3">invoking</text:span><text:span text:style-name="T28_4"><text:s/></text:span><text:span text:style-name="T28_5">the</text:span><text:span text:style-name="T28_6"><text:s/></text:span><text:span text:style-name="T28_7">Python</text:span><text:span text:style-name="T28_8"><text:s/>2<text:s/></text:span><text:span text:style-name="T28_9">command</text:span><text:span text:style-name="T28_10"><text:s/></text:span><text:span text:style-name="T28_11">line</text:span><text:span text:style-name="T28_12"><text:s/></text:span><text:span text:style-name="T28_13">interpreter</text:span><text:span text:style-name="T28_14"><text:s/></text:span><text:span text:style-name="T28_15">with</text:span><text:span text:style-name="T28_16"><text:s/></text:span><text:span text:style-name="T28_17">the</text:span><text:span text:style-name="T28_18"><text:s/>-</text:span><text:span text:style-name="T28_19">t</text:span><text:span text:style-name="T28_20"><text:s/></text:span><text:span text:style-name="T28_21">option</text:span><text:span text:style-name="T28_22">,<text:s/></text:span><text:span text:style-name="T28_23">it</text:span><text:span text:style-name="T28_24"><text:s/></text:span><text:span text:style-name="T28_25">issues</text:span><text:span text:style-name="T28_26"><text:s/></text:span><text:span text:style-name="T28_27">warnings</text:span><text:span text:style-name="T28_28"><text:s/></text:span><text:span text:style-name="T28_29">about</text:span><text:span text:style-name="T28_30"><text:s/></text:span><text:span text:style-name="T28_31">code</text:span><text:span text:style-name="T28_32"><text:s/></text:span><text:span text:style-name="T28_33">that</text:span><text:span text:style-name="T28_34"><text:s/></text:span><text:span text:style-name="T28_35">illegally</text:span><text:span text:style-name="T28_36"><text:s/></text:span><text:span text:style-name="T28_37">mixes</text:span><text:span text:style-name="T28_38"><text:s/></text:span><text:span text:style-name="T28_39">tabs</text:span><text:span text:style-name="T28_40"><text:s/></text:span><text:span text:style-name="T28_41">and</text:span><text:span text:style-name="T28_42"><text:s/></text:span><text:span text:style-name="T28_43">spaces</text:span><text:span text:style-name="T28_44">.<text:s/></text:span><text:span text:style-name="T28_45">When</text:span><text:span text:style-name="T28_46"><text:s/></text:span><text:span text:style-name="T28_47">using</text:span><text:span text:style-name="T28_48"><text:s/>-</text:span><text:span text:style-name="T28_49">tt</text:span><text:span text:style-name="T28_50"><text:s/></text:span><text:span text:style-name="T28_51">these</text:span><text:span text:style-name="T28_52"><text:s/></text:span><text:span text:style-name="T28_53">warnings</text:span><text:span text:style-name="T28_54"><text:s/></text:span><text:span text:style-name="T28_55">become</text:span><text:span text:style-name="T28_56"><text:s/></text:span><text:span text:style-name="T28_57">errors</text:span><text:span text:style-name="T28_58">.<text:s/></text:span><text:span text:style-name="T28_59">These</text:span><text:span text:style-name="T28_60"><text:s/></text:span><text:span text:style-name="T28_61">options</text:span><text:span text:style-name="T28_62"><text:s/></text:span><text:span text:style-name="T28_63">are</text:span><text:span text:style-name="T28_64"><text:s/></text:span><text:span text:style-name="T28_65">highly</text:span><text:span text:style-name="T28_66"><text:s/></text:span><text:span text:style-name="T28_67">recommended</text:span><text:span text:style-name="T28_68">!</text:span></text:p>
      <text:p text:style-name="P29"/>
      <text:p text:style-name="P30"><text:span text:style-name="T30_1">(</text:span><text:span text:style-name="T30_2">iii</text:span><text:span text:style-name="T30_3">)<text:s/></text:span><text:span text:style-name="T30_4">Imports</text:span></text:p>
      <text:p text:style-name="P31"/>
      <text:p text:style-name="P32"><text:span text:style-name="T32_1">Do</text:span><text:span text:style-name="T32_2"><text:s/></text:span><text:span text:style-name="T32_3">not</text:span><text:span text:style-name="T32_4"><text:s/></text:span><text:span text:style-name="T32_5">pollute</text:span><text:span text:style-name="T32_6"><text:s/></text:span><text:span text:style-name="T32_7">namespaces</text:span><text:span text:style-name="T32_8">.<text:s/></text:span><text:span text:style-name="T32_9">So</text:span><text:span text:style-name="T32_10"><text:s/></text:span><text:span text:style-name="T32_11">use</text:span><text:span text:style-name="T32_12"><text:s/></text:span><text:span text:style-name="T32_13">variable</text:span><text:span text:style-name="T32_14"><text:s/></text:span><text:span text:style-name="T32_15">names</text:span><text:span text:style-name="T32_16"><text:s/></text:span><text:span text:style-name="T32_17">for</text:span><text:span text:style-name="T32_18"><text:s/></text:span><text:span text:style-name="T32_19">your</text:span><text:span text:style-name="T32_20"><text:s/></text:span><text:span text:style-name="T32_21">package</text:span><text:span text:style-name="T32_22">,<text:s/></text:span><text:span text:style-name="T32_23">e</text:span><text:span text:style-name="T32_24">.</text:span><text:span text:style-name="T32_25">g</text:span><text:span text:style-name="T32_26">.:</text:span></text:p>
      <text:p text:style-name="P33"/>
      <text:p text:style-name="P34"><text:span text:style-name="T34_1">import</text:span><text:span text:style-name="T34_2"><text:s/></text:span><text:span text:style-name="T34_3">numpy</text:span><text:span text:style-name="T34_4"><text:s/></text:span><text:span text:style-name="T34_5">as</text:span><text:span text:style-name="T34_6"><text:s/></text:span><text:span text:style-name="T34_7">np</text:span></text:p>
      <text:p text:style-name="P35"><text:span text:style-name="T35_1">import</text:span><text:span text:style-name="T35_2"><text:s/></text:span><text:span text:style-name="T35_3">pandas</text:span><text:span text:style-name="T35_4"><text:s/></text:span><text:span text:style-name="T35_5">as</text:span><text:span text:style-name="T35_6"><text:s/></text:span><text:span text:style-name="T35_7">pd</text:span></text:p>
      <text:p text:style-name="P36"/>
      <text:p text:style-name="P37"/>
      <text:p text:style-name="P38"><text:span text:style-name="T38_1">Imports</text:span><text:span text:style-name="T38_2"><text:s/></text:span><text:span text:style-name="T38_3">should</text:span><text:span text:style-name="T38_4"><text:s/></text:span><text:span text:style-name="T38_5">usually</text:span><text:span text:style-name="T38_6"><text:s/></text:span><text:span text:style-name="T38_7">be</text:span><text:span text:style-name="T38_8"><text:s/></text:span><text:span text:style-name="T38_9">on</text:span><text:span text:style-name="T38_10"><text:s/></text:span><text:span text:style-name="T38_11">separate</text:span><text:span text:style-name="T38_12"><text:s/></text:span><text:span text:style-name="T38_13">lines</text:span><text:span text:style-name="T38_14">,<text:s/></text:span><text:span text:style-name="T38_15">e</text:span><text:span text:style-name="T38_16">.</text:span><text:span text:style-name="T38_17">g</text:span><text:span text:style-name="T38_18">.:</text:span></text:p>
      <text:p text:style-name="P39"/>
      <text:p text:style-name="P40"><text:span text:style-name="T40_1">Yes</text:span><text:span text:style-name="T40_2">:<text:s/></text:span><text:span text:style-name="T40_3">import</text:span><text:span text:style-name="T40_4"><text:s/></text:span><text:span text:style-name="T40_5">os</text:span></text:p>
      <text:p text:style-name="P41"><text:span text:style-name="T41_1"><text:s text:c="5"/></text:span><text:span text:style-name="T41_2">import</text:span><text:span text:style-name="T41_3"><text:s/></text:span><text:span text:style-name="T41_4">sys</text:span></text:p>
      <text:p text:style-name="P42"/>
      <text:p text:style-name="P43"><text:span text:style-name="T43_1">No</text:span><text:span text:style-name="T43_2">:<text:s text:c="2"/></text:span><text:span text:style-name="T43_3">import</text:span><text:span text:style-name="T43_4"><text:s/></text:span><text:span text:style-name="T43_5">sys</text:span><text:span text:style-name="T43_6">,<text:s/></text:span><text:span text:style-name="T43_7">os</text:span></text:p>
      <text:p text:style-name="P44"/>
      <text:p text:style-name="P45"><text:span text:style-name="T45_1">It</text:span><text:span text:style-name="T45_2">'</text:span><text:span text:style-name="T45_3">s</text:span><text:span text:style-name="T45_4"><text:s/></text:span><text:span text:style-name="T45_5">okay</text:span><text:span text:style-name="T45_6"><text:s/></text:span><text:span text:style-name="T45_7">to</text:span><text:span text:style-name="T45_8"><text:s/></text:span><text:span text:style-name="T45_9">say</text:span><text:span text:style-name="T45_10"><text:s/></text:span><text:span text:style-name="T45_11">this</text:span><text:span text:style-name="T45_12"><text:s/></text:span><text:span text:style-name="T45_13">though</text:span><text:span text:style-name="T45_14">:</text:span></text:p>
      <text:p text:style-name="P46"/>
      <text:p text:style-name="P47"><text:span text:style-name="T47_1">from</text:span><text:span text:style-name="T47_2"><text:s/></text:span><text:span text:style-name="T47_3">subprocess</text:span><text:span text:style-name="T47_4"><text:s/></text:span><text:span text:style-name="T47_5">import</text:span><text:span text:style-name="T47_6"><text:s/></text:span><text:span text:style-name="T47_7">Popen</text:span><text:span text:style-name="T47_8">,<text:s/></text:span><text:span text:style-name="T47_9">PIPE</text:span></text:p>
      <text:p text:style-name="P48"/>
      <text:p text:style-name="P49"><text:span text:style-name="T49_1">Imports</text:span><text:span text:style-name="T49_2"><text:s/></text:span><text:span text:style-name="T49_3">are</text:span><text:span text:style-name="T49_4"><text:s/></text:span><text:span text:style-name="T49_5">always</text:span><text:span text:style-name="T49_6"><text:s/></text:span><text:span text:style-name="T49_7">put</text:span><text:span text:style-name="T49_8"><text:s/></text:span><text:span text:style-name="T49_9">at</text:span><text:span text:style-name="T49_10"><text:s/></text:span><text:span text:style-name="T49_11">the</text:span><text:span text:style-name="T49_12"><text:s/></text:span><text:span text:style-name="T49_13">top</text:span><text:span text:style-name="T49_14"><text:s/></text:span><text:span text:style-name="T49_15">of</text:span><text:span text:style-name="T49_16"><text:s/></text:span><text:span text:style-name="T49_17">the</text:span><text:span text:style-name="T49_18"><text:s/></text:span><text:span text:style-name="T49_19">file</text:span><text:span text:style-name="T49_20">,<text:s/></text:span><text:span text:style-name="T49_21">just</text:span><text:span text:style-name="T49_22"><text:s/></text:span><text:span text:style-name="T49_23">after</text:span><text:span text:style-name="T49_24"><text:s/></text:span><text:span text:style-name="T49_25">any</text:span><text:span text:style-name="T49_26"><text:s/></text:span><text:span text:style-name="T49_27">module</text:span><text:span text:style-name="T49_28"><text:s/></text:span><text:span text:style-name="T49_29">comments</text:span><text:span text:style-name="T49_30"><text:s/></text:span><text:span text:style-name="T49_31">and</text:span><text:span text:style-name="T49_32"><text:s/></text:span><text:span text:style-name="T49_33">docstrings</text:span><text:span text:style-name="T49_34">,<text:s/></text:span><text:span text:style-name="T49_35">and</text:span><text:span text:style-name="T49_36"><text:s/></text:span><text:span text:style-name="T49_37">before</text:span><text:span text:style-name="T49_38"><text:s/></text:span><text:span text:style-name="T49_39">module</text:span><text:span text:style-name="T49_40"><text:s/></text:span><text:span text:style-name="T49_41">globals</text:span><text:span text:style-name="T49_42"><text:s/></text:span><text:span text:style-name="T49_43">and</text:span><text:span text:style-name="T49_44"><text:s/></text:span><text:span text:style-name="T49_45">constants</text:span><text:span text:style-name="T49_46">.</text:span></text:p>
      <text:p text:style-name="P50"/>
      <text:p text:style-name="P51"><text:span text:style-name="T51_1">Imports</text:span><text:span text:style-name="T51_2"><text:s/></text:span><text:span text:style-name="T51_3">should</text:span><text:span text:style-name="T51_4"><text:s/></text:span><text:span text:style-name="T51_5">be</text:span><text:span text:style-name="T51_6"><text:s/></text:span><text:span text:style-name="T51_7">grouped</text:span><text:span text:style-name="T51_8"><text:s/></text:span><text:span text:style-name="T51_9">in</text:span><text:span text:style-name="T51_10"><text:s/></text:span><text:span text:style-name="T51_11">the</text:span><text:span text:style-name="T51_12"><text:s/></text:span><text:span text:style-name="T51_13">following</text:span><text:span text:style-name="T51_14"><text:s/></text:span><text:span text:style-name="T51_15">order</text:span><text:span text:style-name="T51_16">:</text:span></text:p>
      <text:p text:style-name="P52"/>
      <text:p text:style-name="P53"><text:span text:style-name="T53_1">standard</text:span><text:span text:style-name="T53_2"><text:s/></text:span><text:span text:style-name="T53_3">library</text:span><text:span text:style-name="T53_4"><text:s/></text:span><text:span text:style-name="T53_5">imports</text:span></text:p>
      <text:p text:style-name="P54"><text:span text:style-name="T54_1">related</text:span><text:span text:style-name="T54_2"><text:s/></text:span><text:span text:style-name="T54_3">third</text:span><text:span text:style-name="T54_4"><text:s/></text:span><text:span text:style-name="T54_5">party</text:span><text:span text:style-name="T54_6"><text:s/></text:span><text:span text:style-name="T54_7">imports</text:span></text:p>
      <text:p text:style-name="P55"><text:span text:style-name="T55_1">local</text:span><text:span text:style-name="T55_2"><text:s/></text:span><text:span text:style-name="T55_3">application</text:span><text:span text:style-name="T55_4">/</text:span><text:span text:style-name="T55_5">library</text:span><text:span text:style-name="T55_6"><text:s/></text:span><text:span text:style-name="T55_7">specific</text:span><text:span text:style-name="T55_8"><text:s/></text:span><text:span text:style-name="T55_9">imports</text:span></text:p>
      <text:p text:style-name="P56"/>
      <text:p text:style-name="P57"><text:span text:style-name="T57_1">You</text:span><text:span text:style-name="T57_2"><text:s/></text:span><text:span text:style-name="T57_3">should</text:span><text:span text:style-name="T57_4"><text:s/></text:span><text:span text:style-name="T57_5">put</text:span><text:span text:style-name="T57_6"><text:s/></text:span><text:span text:style-name="T57_7">a</text:span><text:span text:style-name="T57_8"><text:s/></text:span><text:span text:style-name="T57_9">blank</text:span><text:span text:style-name="T57_10"><text:s/></text:span><text:span text:style-name="T57_11">line</text:span><text:span text:style-name="T57_12"><text:s/></text:span><text:span text:style-name="T57_13">between</text:span><text:span text:style-name="T57_14"><text:s/></text:span><text:span text:style-name="T57_15">each</text:span><text:span text:style-name="T57_16"><text:s/></text:span><text:span text:style-name="T57_17">group</text:span><text:span text:style-name="T57_18"><text:s/></text:span><text:span text:style-name="T57_19">of</text:span><text:span text:style-name="T57_20"><text:s/></text:span><text:span text:style-name="T57_21">imports</text:span><text:span text:style-name="T57_22">.</text:span></text:p>
      <text:p text:style-name="P58"/>
      <text:p text:style-name="P59"/>
      <text:p text:style-name="P60"><text:bookmark-start text:name="h.b7u3a339m2n8"/><text:bookmark-end text:name="h.b7u3a339m2n8"/><text:span text:style-name="T60_1">2.<text:s/></text:span><text:span text:style-name="T60_2">Whitespace</text:span><text:span text:style-name="T60_3"><text:s/></text:span><text:span text:style-name="T60_4">in</text:span><text:span text:style-name="T60_5"><text:s/></text:span><text:span text:style-name="T60_6">Expressions</text:span><text:span text:style-name="T60_7"><text:s/></text:span><text:span text:style-name="T60_8">and</text:span><text:span text:style-name="T60_9"><text:s/></text:span><text:span text:style-name="T60_10">Statements</text:span></text:p>
      <text:p text:style-name="P61"/>
      <text:p text:style-name="P62"><text:span text:style-name="T62_1">(</text:span><text:span text:style-name="T62_2">i</text:span><text:span text:style-name="T62_3">)<text:s/></text:span><text:span text:style-name="T62_4">Pet</text:span><text:span text:style-name="T62_5"><text:s/></text:span><text:span text:style-name="T62_6">Peeves</text:span></text:p>
      <text:p text:style-name="P63"/>
      <text:p text:style-name="P64"><text:span text:style-name="T64_1">Avoid</text:span><text:span text:style-name="T64_2"><text:s/></text:span><text:span text:style-name="T64_3">extraneous</text:span><text:span text:style-name="T64_4"><text:s/></text:span><text:span text:style-name="T64_5">whitespace</text:span><text:span text:style-name="T64_6"><text:s/></text:span><text:span text:style-name="T64_7">in</text:span><text:span text:style-name="T64_8"><text:s/></text:span><text:span text:style-name="T64_9">the</text:span><text:span text:style-name="T64_10"><text:s/></text:span><text:span text:style-name="T64_11">following</text:span><text:span text:style-name="T64_12"><text:s/></text:span><text:span text:style-name="T64_13">situations</text:span><text:span text:style-name="T64_14">:</text:span></text:p>
      <text:p text:style-name="P65"/>
      <text:p text:style-name="P66"><text:span text:style-name="T66_1">Immediately</text:span><text:span text:style-name="T66_2"><text:s/></text:span><text:span text:style-name="T66_3">inside</text:span><text:span text:style-name="T66_4"><text:s/></text:span><text:span text:style-name="T66_5">parentheses</text:span><text:span text:style-name="T66_6">,<text:s/></text:span><text:span text:style-name="T66_7">brackets</text:span><text:span text:style-name="T66_8"><text:s/></text:span><text:span text:style-name="T66_9">or</text:span><text:span text:style-name="T66_10"><text:s/></text:span><text:span text:style-name="T66_11">braces</text:span><text:span text:style-name="T66_12">.</text:span></text:p>
      <text:p text:style-name="P67"/>
      <text:p text:style-name="P68"><text:span text:style-name="T68_1">Yes</text:span><text:span text:style-name="T68_2">:<text:s/></text:span><text:span text:style-name="T68_3">spam</text:span><text:span text:style-name="T68_4">(</text:span><text:span text:style-name="T68_5">ham</text:span><text:span text:style-name="T68_6">[1],<text:s/>{</text:span><text:span text:style-name="T68_7">eggs</text:span><text:span text:style-name="T68_8">:<text:s/>2})</text:span></text:p>
      <text:p text:style-name="P69"><text:span text:style-name="T69_1">No</text:span><text:span text:style-name="T69_2">:<text:s text:c="2"/></text:span><text:span text:style-name="T69_3">spam</text:span><text:span text:style-name="T69_4">(<text:s/></text:span><text:span text:style-name="T69_5">ham</text:span><text:span text:style-name="T69_6">[<text:s/>1<text:s/>],<text:s/>{<text:s/></text:span><text:span text:style-name="T69_7">eggs</text:span><text:span text:style-name="T69_8">:<text:s/>2<text:s/>}<text:s/>)</text:span></text:p>
      <text:p text:style-name="P70"/>
      <text:p text:style-name="P71"><text:span text:style-name="T71_1">Immediately</text:span><text:span text:style-name="T71_2"><text:s/></text:span><text:span text:style-name="T71_3">before</text:span><text:span text:style-name="T71_4"><text:s/></text:span><text:span text:style-name="T71_5">a</text:span><text:span text:style-name="T71_6"><text:s/></text:span><text:span text:style-name="T71_7">comma</text:span><text:span text:style-name="T71_8">,<text:s/></text:span><text:span text:style-name="T71_9">semicolon</text:span><text:span text:style-name="T71_10">,<text:s/></text:span><text:span text:style-name="T71_11">or</text:span><text:span text:style-name="T71_12"><text:s/></text:span><text:span text:style-name="T71_13">colon</text:span><text:span text:style-name="T71_14">:</text:span></text:p>
      <text:p text:style-name="P72"/>
      <text:p text:style-name="P73"><text:span text:style-name="T73_1">Yes</text:span><text:span text:style-name="T73_2">:<text:s/></text:span><text:span text:style-name="T73_3">if</text:span><text:span text:style-name="T73_4"><text:s/></text:span><text:span text:style-name="T73_5">x</text:span><text:span text:style-name="T73_6"><text:s/>==<text:s/>4:<text:s/></text:span><text:span text:style-name="T73_7">print</text:span><text:span text:style-name="T73_8"><text:s/></text:span><text:span text:style-name="T73_9">x</text:span><text:span text:style-name="T73_10">,<text:s/></text:span><text:span text:style-name="T73_11">y</text:span><text:span text:style-name="T73_12">;<text:s/></text:span><text:span text:style-name="T73_13">x</text:span><text:span text:style-name="T73_14">,<text:s/></text:span><text:span text:style-name="T73_15">y</text:span><text:span text:style-name="T73_16"><text:s/>=<text:s/></text:span><text:span text:style-name="T73_17">y</text:span><text:span text:style-name="T73_18">,<text:s/></text:span><text:span text:style-name="T73_19">x</text:span></text:p>
      <text:p text:style-name="P74"><text:span text:style-name="T74_1">No</text:span><text:span text:style-name="T74_2">:<text:s text:c="2"/></text:span><text:span text:style-name="T74_3">if</text:span><text:span text:style-name="T74_4"><text:s/></text:span><text:span text:style-name="T74_5">x</text:span><text:span text:style-name="T74_6"><text:s/>==<text:s/>4<text:s/>:<text:s/></text:span><text:span text:style-name="T74_7">print</text:span><text:span text:style-name="T74_8"><text:s/></text:span><text:span text:style-name="T74_9">x</text:span><text:span text:style-name="T74_10"><text:s/>,<text:s/></text:span><text:span text:style-name="T74_11">y</text:span><text:span text:style-name="T74_12"><text:s/>;<text:s/></text:span><text:span text:style-name="T74_13">x</text:span><text:span text:style-name="T74_14"><text:s/>,<text:s/></text:span><text:span text:style-name="T74_15">y</text:span><text:span text:style-name="T74_16"><text:s/>=<text:s/></text:span><text:span text:style-name="T74_17">y</text:span><text:span text:style-name="T74_18"><text:s/>,<text:s/></text:span><text:span text:style-name="T74_19">x</text:span></text:p>
      <text:p text:style-name="P75"/>
      <text:p text:style-name="P76"><text:span text:style-name="T76_1">Immediately</text:span><text:span text:style-name="T76_2"><text:s/></text:span><text:span text:style-name="T76_3">before</text:span><text:span text:style-name="T76_4"><text:s/></text:span><text:span text:style-name="T76_5">the</text:span><text:span text:style-name="T76_6"><text:s/></text:span><text:span text:style-name="T76_7">open</text:span><text:span text:style-name="T76_8"><text:s/></text:span><text:span text:style-name="T76_9">parenthesis</text:span><text:span text:style-name="T76_10"><text:s/></text:span><text:span text:style-name="T76_11">that</text:span><text:span text:style-name="T76_12"><text:s/></text:span><text:span text:style-name="T76_13">starts</text:span><text:span text:style-name="T76_14"><text:s/></text:span><text:span text:style-name="T76_15">the</text:span><text:span text:style-name="T76_16"><text:s/></text:span><text:span text:style-name="T76_17">argument</text:span><text:span text:style-name="T76_18"><text:s/></text:span><text:span text:style-name="T76_19">list</text:span><text:span text:style-name="T76_20"><text:s/></text:span><text:span text:style-name="T76_21">of</text:span><text:span text:style-name="T76_22"><text:s/></text:span><text:span text:style-name="T76_23">a</text:span><text:span text:style-name="T76_24"><text:s/></text:span><text:span text:style-name="T76_25">function</text:span><text:span text:style-name="T76_26"><text:s/></text:span><text:span text:style-name="T76_27">call</text:span><text:span text:style-name="T76_28">:</text:span></text:p>
      <text:p text:style-name="P77"/>
      <text:p text:style-name="P78"><text:span text:style-name="T78_1">Yes</text:span><text:span text:style-name="T78_2">:<text:s/></text:span><text:span text:style-name="T78_3">spam</text:span><text:span text:style-name="T78_4">(1)</text:span></text:p>
      <text:p text:style-name="P79"><text:span text:style-name="T79_1">No</text:span><text:span text:style-name="T79_2">:<text:s text:c="2"/></text:span><text:span text:style-name="T79_3">spam</text:span><text:span text:style-name="T79_4"><text:s/>(1)</text:span></text:p>
      <text:p text:style-name="P80"/>
      <text:p text:style-name="P81"><text:span text:style-name="T81_1">Immediately</text:span><text:span text:style-name="T81_2"><text:s/></text:span><text:span text:style-name="T81_3">before</text:span><text:span text:style-name="T81_4"><text:s/></text:span><text:span text:style-name="T81_5">the</text:span><text:span text:style-name="T81_6"><text:s/></text:span><text:span text:style-name="T81_7">open</text:span><text:span text:style-name="T81_8"><text:s/></text:span><text:span text:style-name="T81_9">parenthesis</text:span><text:span text:style-name="T81_10"><text:s/></text:span><text:span text:style-name="T81_11">that</text:span><text:span text:style-name="T81_12"><text:s/></text:span><text:span text:style-name="T81_13">starts</text:span><text:span text:style-name="T81_14"><text:s/></text:span><text:span text:style-name="T81_15">an</text:span><text:span text:style-name="T81_16"><text:s/></text:span><text:span text:style-name="T81_17">indexing</text:span><text:span text:style-name="T81_18"><text:s/></text:span><text:span text:style-name="T81_19">or</text:span><text:span text:style-name="T81_20"><text:s/></text:span><text:span text:style-name="T81_21">slicing</text:span><text:span text:style-name="T81_22">:</text:span></text:p>
      <text:p text:style-name="P82"/>
      <text:p text:style-name="P83"><text:span text:style-name="T83_1">Yes</text:span><text:span text:style-name="T83_2">:<text:s/></text:span><text:span text:style-name="T83_3">dict</text:span><text:span text:style-name="T83_4">['</text:span><text:span text:style-name="T83_5">key</text:span><text:span text:style-name="T83_6">']<text:s/>=<text:s/></text:span><text:span text:style-name="T83_7">list</text:span><text:span text:style-name="T83_8">[</text:span><text:span text:style-name="T83_9">index</text:span><text:span text:style-name="T83_10">]</text:span></text:p>
      <text:p text:style-name="P84"><text:span text:style-name="T84_1">No</text:span><text:span text:style-name="T84_2">:<text:s text:c="2"/></text:span><text:span text:style-name="T84_3">dict</text:span><text:span text:style-name="T84_4"><text:s/>['</text:span><text:span text:style-name="T84_5">key</text:span><text:span text:style-name="T84_6">']<text:s/>=<text:s/></text:span><text:span text:style-name="T84_7">list</text:span><text:span text:style-name="T84_8"><text:s/>[</text:span><text:span text:style-name="T84_9">index</text:span><text:span text:style-name="T84_10">]</text:span></text:p>
      <text:p text:style-name="P85"/>
      <text:p text:style-name="P86"><text:span text:style-name="T86_1">More</text:span><text:span text:style-name="T86_2"><text:s/></text:span><text:span text:style-name="T86_3">than</text:span><text:span text:style-name="T86_4"><text:s/></text:span><text:span text:style-name="T86_5">one</text:span><text:span text:style-name="T86_6"><text:s/></text:span><text:span text:style-name="T86_7">space</text:span><text:span text:style-name="T86_8"><text:s/></text:span><text:span text:style-name="T86_9">around</text:span><text:span text:style-name="T86_10"><text:s/></text:span><text:span text:style-name="T86_11">an</text:span><text:span text:style-name="T86_12"><text:s/></text:span><text:span text:style-name="T86_13">assignment</text:span><text:span text:style-name="T86_14"><text:s/>(</text:span><text:span text:style-name="T86_15">or</text:span><text:span text:style-name="T86_16"><text:s/></text:span><text:span text:style-name="T86_17">other</text:span><text:span text:style-name="T86_18">)<text:s/></text:span><text:span text:style-name="T86_19">operator</text:span><text:span text:style-name="T86_20"><text:s/></text:span><text:span text:style-name="T86_21">to</text:span><text:span text:style-name="T86_22"><text:s/></text:span><text:span text:style-name="T86_23">align</text:span><text:span text:style-name="T86_24"><text:s/></text:span><text:span text:style-name="T86_25">it</text:span><text:span text:style-name="T86_26"><text:s/></text:span><text:span text:style-name="T86_27">with</text:span><text:span text:style-name="T86_28"><text:s/></text:span><text:span text:style-name="T86_29">another</text:span><text:span text:style-name="T86_30">.</text:span></text:p>
      <text:p text:style-name="P87"/>
      <text:p text:style-name="P88"><text:span text:style-name="T88_1">Yes</text:span><text:span text:style-name="T88_2">:</text:span></text:p>
      <text:p text:style-name="P89"/>
      <text:p text:style-name="P90"><text:span text:style-name="T90_1">x</text:span><text:span text:style-name="T90_2"><text:s/>=<text:s/>1</text:span></text:p>
      <text:p text:style-name="P91"><text:span text:style-name="T91_1">y</text:span><text:span text:style-name="T91_2"><text:s/>=<text:s/>2</text:span></text:p>
      <text:p text:style-name="P92"><text:span text:style-name="T92_1">long</text:span><text:span text:style-name="T92_2">_</text:span><text:span text:style-name="T92_3">variable</text:span><text:span text:style-name="T92_4"><text:s/>=<text:s/>3</text:span></text:p>
      <text:p text:style-name="P93"/>
      <text:p text:style-name="P94"><text:span text:style-name="T94_1">No</text:span><text:span text:style-name="T94_2">:</text:span></text:p>
      <text:p text:style-name="P95"/>
      <text:p text:style-name="P96"><text:span text:style-name="T96_1">x</text:span><text:span text:style-name="T96_2"><text:s text:c="13"/>=<text:s/>1</text:span></text:p>
      <text:p text:style-name="P97"><text:span text:style-name="T97_1">y</text:span><text:span text:style-name="T97_2"><text:s text:c="13"/>=<text:s/>2</text:span></text:p>
      <text:p text:style-name="P98"><text:span text:style-name="T98_1">long</text:span><text:span text:style-name="T98_2">_</text:span><text:span text:style-name="T98_3">variable</text:span><text:span text:style-name="T98_4"><text:s/>=<text:s/>3</text:span></text:p>
      <text:p text:style-name="P99"/>
      <text:p text:style-name="P100"><text:span text:style-name="T100_1">(</text:span><text:span text:style-name="T100_2">ii</text:span><text:span text:style-name="T100_3">)<text:s/></text:span><text:span text:style-name="T100_4">Other</text:span><text:span text:style-name="T100_5"><text:s/></text:span><text:span text:style-name="T100_6">Recommendations</text:span></text:p>
      <text:p text:style-name="P101"/>
      <text:p text:style-name="P102"><text:span text:style-name="T102_1">Always</text:span><text:span text:style-name="T102_2"><text:s/></text:span><text:span text:style-name="T102_3">surround</text:span><text:span text:style-name="T102_4"><text:s/></text:span><text:span text:style-name="T102_5">binary</text:span><text:span text:style-name="T102_6"><text:s/></text:span><text:span text:style-name="T102_7">operators</text:span><text:span text:style-name="T102_8"><text:s/></text:span><text:span text:style-name="T102_9">with</text:span><text:span text:style-name="T102_10"><text:s/></text:span><text:span text:style-name="T102_11">a</text:span><text:span text:style-name="T102_12"><text:s/></text:span><text:span text:style-name="T102_13">single</text:span><text:span text:style-name="T102_14"><text:s/></text:span><text:span text:style-name="T102_15">space</text:span><text:span text:style-name="T102_16"><text:s/></text:span><text:span text:style-name="T102_17">on</text:span><text:span text:style-name="T102_18"><text:s/></text:span><text:span text:style-name="T102_19">either</text:span><text:span text:style-name="T102_20"><text:s/></text:span><text:span text:style-name="T102_21">side</text:span><text:span text:style-name="T102_22">.</text:span></text:p>
      <text:p text:style-name="P103"/>
      <text:p text:style-name="P104"><text:span text:style-name="T104_1">If</text:span><text:span text:style-name="T104_2"><text:s/></text:span><text:span text:style-name="T104_3">operators</text:span><text:span text:style-name="T104_4"><text:s/></text:span><text:span text:style-name="T104_5">with</text:span><text:span text:style-name="T104_6"><text:s/></text:span><text:span text:style-name="T104_7">different</text:span><text:span text:style-name="T104_8"><text:s/></text:span><text:span text:style-name="T104_9">priorities</text:span><text:span text:style-name="T104_10"><text:s/></text:span><text:span text:style-name="T104_11">are</text:span><text:span text:style-name="T104_12"><text:s/></text:span><text:span text:style-name="T104_13">used</text:span><text:span text:style-name="T104_14">,<text:s/></text:span><text:span text:style-name="T104_15">consider</text:span><text:span text:style-name="T104_16"><text:s/></text:span><text:span text:style-name="T104_17">adding</text:span><text:span text:style-name="T104_18"><text:s/></text:span><text:span text:style-name="T104_19">whitespace</text:span><text:span text:style-name="T104_20"><text:s/></text:span><text:span text:style-name="T104_21">around</text:span><text:span text:style-name="T104_22"><text:s/></text:span><text:span text:style-name="T104_23">the</text:span><text:span text:style-name="T104_24"><text:s/></text:span><text:span text:style-name="T104_25">operators</text:span><text:span text:style-name="T104_26"><text:s/></text:span><text:span text:style-name="T104_27">with</text:span><text:span text:style-name="T104_28"><text:s/></text:span><text:span text:style-name="T104_29">the</text:span><text:span text:style-name="T104_30"><text:s/></text:span><text:span text:style-name="T104_31">lowest</text:span><text:span text:style-name="T104_32"><text:s/></text:span><text:span text:style-name="T104_33">priority</text:span><text:span text:style-name="T104_34">(</text:span><text:span text:style-name="T104_35">ies</text:span><text:span text:style-name="T104_36">).<text:s/></text:span><text:span text:style-name="T104_37">Use</text:span><text:span text:style-name="T104_38"><text:s/></text:span><text:span text:style-name="T104_39">your</text:span><text:span text:style-name="T104_40"><text:s/></text:span><text:span text:style-name="T104_41">own</text:span><text:span text:style-name="T104_42"><text:s/></text:span><text:span text:style-name="T104_43">judgment</text:span><text:span text:style-name="T104_44">;<text:s/></text:span><text:span text:style-name="T104_45">however</text:span><text:span text:style-name="T104_46">,<text:s/></text:span><text:span text:style-name="T104_47">never</text:span><text:span text:style-name="T104_48"><text:s/></text:span><text:span text:style-name="T104_49">use</text:span><text:span text:style-name="T104_50"><text:s/></text:span><text:span text:style-name="T104_51">more</text:span><text:span text:style-name="T104_52"><text:s/></text:span><text:span text:style-name="T104_53">than</text:span><text:span text:style-name="T104_54"><text:s/></text:span><text:span text:style-name="T104_55">one</text:span><text:span text:style-name="T104_56"><text:s/></text:span><text:span text:style-name="T104_57">space</text:span><text:span text:style-name="T104_58">,<text:s/></text:span><text:span text:style-name="T104_59">and</text:span><text:span text:style-name="T104_60"><text:s/></text:span><text:span text:style-name="T104_61">always</text:span><text:span text:style-name="T104_62"><text:s/></text:span><text:span text:style-name="T104_63">have</text:span><text:span text:style-name="T104_64"><text:s/></text:span><text:span text:style-name="T104_65">the</text:span><text:span text:style-name="T104_66"><text:s/></text:span><text:span text:style-name="T104_67">same</text:span><text:span text:style-name="T104_68"><text:s/></text:span><text:span text:style-name="T104_69">amount</text:span><text:span text:style-name="T104_70"><text:s/></text:span><text:span text:style-name="T104_71">of</text:span><text:span text:style-name="T104_72"><text:s/></text:span><text:span text:style-name="T104_73">whitespace</text:span><text:span text:style-name="T104_74"><text:s/></text:span><text:span text:style-name="T104_75">on</text:span><text:span text:style-name="T104_76"><text:s/></text:span><text:span text:style-name="T104_77">both</text:span><text:span text:style-name="T104_78"><text:s/></text:span><text:span text:style-name="T104_79">sides</text:span><text:span text:style-name="T104_80"><text:s/></text:span><text:span text:style-name="T104_81">of</text:span><text:span text:style-name="T104_82"><text:s/></text:span><text:span text:style-name="T104_83">a</text:span><text:span text:style-name="T104_84"><text:s/></text:span><text:span text:style-name="T104_85">binary</text:span><text:span text:style-name="T104_86"><text:s/></text:span><text:span text:style-name="T104_87">operator</text:span><text:span text:style-name="T104_88">.</text:span></text:p>
      <text:p text:style-name="P105"/>
      <text:p text:style-name="P106"><text:span text:style-name="T106_1">Don</text:span><text:span text:style-name="T106_2">'</text:span><text:span text:style-name="T106_3">t</text:span><text:span text:style-name="T106_4"><text:s/></text:span><text:span text:style-name="T106_5">use</text:span><text:span text:style-name="T106_6"><text:s/></text:span><text:span text:style-name="T106_7">spaces</text:span><text:span text:style-name="T106_8"><text:s/></text:span><text:span text:style-name="T106_9">around</text:span><text:span text:style-name="T106_10"><text:s/></text:span><text:span text:style-name="T106_11">the</text:span><text:span text:style-name="T106_12"><text:s/>=<text:s/></text:span><text:span text:style-name="T106_13">sign</text:span><text:span text:style-name="T106_14"><text:s/></text:span><text:span text:style-name="T106_15">when</text:span><text:span text:style-name="T106_16"><text:s/></text:span><text:span text:style-name="T106_17">used</text:span><text:span text:style-name="T106_18"><text:s/></text:span><text:span text:style-name="T106_19">to</text:span><text:span text:style-name="T106_20"><text:s/></text:span><text:span text:style-name="T106_21">indicate</text:span><text:span text:style-name="T106_22"><text:s/></text:span><text:span text:style-name="T106_23">a</text:span><text:span text:style-name="T106_24"><text:s/></text:span><text:span text:style-name="T106_25">keyword</text:span><text:span text:style-name="T106_26"><text:s/></text:span><text:span text:style-name="T106_27">argument</text:span><text:span text:style-name="T106_28"><text:s/></text:span><text:span text:style-name="T106_29">or</text:span><text:span text:style-name="T106_30"><text:s/></text:span><text:span text:style-name="T106_31">a</text:span><text:span text:style-name="T106_32"><text:s/></text:span><text:span text:style-name="T106_33">default</text:span><text:span text:style-name="T106_34"><text:s/></text:span><text:span text:style-name="T106_35">parameter</text:span><text:span text:style-name="T106_36"><text:s/></text:span><text:span text:style-name="T106_37">value</text:span><text:span text:style-name="T106_38">.</text:span></text:p>
      <text:p text:style-name="P107"/>
      <text:p text:style-name="P108"><text:span text:style-name="T108_1">Yes</text:span><text:span text:style-name="T108_2">:</text:span></text:p>
      <text:p text:style-name="P109"/>
      <text:p text:style-name="P110"><text:span text:style-name="T110_1">def</text:span><text:span text:style-name="T110_2"><text:s/></text:span><text:span text:style-name="T110_3">complex</text:span><text:span text:style-name="T110_4">(</text:span><text:span text:style-name="T110_5">real</text:span><text:span text:style-name="T110_6">,<text:s/></text:span><text:span text:style-name="T110_7">imag</text:span><text:span text:style-name="T110_8">=0.0):</text:span></text:p>
      <text:p text:style-name="P111"><text:span text:style-name="T111_1"><text:s text:c="4"/></text:span><text:span text:style-name="T111_2">return</text:span><text:span text:style-name="T111_3"><text:s/></text:span><text:span text:style-name="T111_4">magic</text:span><text:span text:style-name="T111_5">(</text:span><text:span text:style-name="T111_6">r</text:span><text:span text:style-name="T111_7">=</text:span><text:span text:style-name="T111_8">real</text:span><text:span text:style-name="T111_9">,<text:s/></text:span><text:span text:style-name="T111_10">i</text:span><text:span text:style-name="T111_11">=</text:span><text:span text:style-name="T111_12">imag</text:span><text:span text:style-name="T111_13">)</text:span></text:p>
      <text:p text:style-name="P112"><text:span text:style-name="T112_1">No</text:span><text:span text:style-name="T112_2">:</text:span></text:p>
      <text:p text:style-name="P113"/>
      <text:p text:style-name="P114"><text:span text:style-name="T114_1">def</text:span><text:span text:style-name="T114_2"><text:s/></text:span><text:span text:style-name="T114_3">complex</text:span><text:span text:style-name="T114_4">(</text:span><text:span text:style-name="T114_5">real</text:span><text:span text:style-name="T114_6">,<text:s/></text:span><text:span text:style-name="T114_7">imag</text:span><text:span text:style-name="T114_8"><text:s/>=<text:s/>0.0):</text:span></text:p>
      <text:p text:style-name="P115"><text:span text:style-name="T115_1"><text:s text:c="4"/></text:span><text:span text:style-name="T115_2">return</text:span><text:span text:style-name="T115_3"><text:s/></text:span><text:span text:style-name="T115_4">magic</text:span><text:span text:style-name="T115_5">(</text:span><text:span text:style-name="T115_6">r</text:span><text:span text:style-name="T115_7"><text:s/>=<text:s/></text:span><text:span text:style-name="T115_8">real</text:span><text:span text:style-name="T115_9">,<text:s/></text:span><text:span text:style-name="T115_10">i</text:span><text:span text:style-name="T115_11"><text:s/>=<text:s/></text:span><text:span text:style-name="T115_12">imag</text:span><text:span text:style-name="T115_13">)</text:span></text:p>
      <text:p text:style-name="P116"/>
      <text:p text:style-name="P117"><text:span text:style-name="T117_1">Compound</text:span><text:span text:style-name="T117_2"><text:s/></text:span><text:span text:style-name="T117_3">statements</text:span><text:span text:style-name="T117_4"><text:s/>(</text:span><text:span text:style-name="T117_5">multiple</text:span><text:span text:style-name="T117_6"><text:s/></text:span><text:span text:style-name="T117_7">statements</text:span><text:span text:style-name="T117_8"><text:s/></text:span><text:span text:style-name="T117_9">on</text:span><text:span text:style-name="T117_10"><text:s/></text:span><text:span text:style-name="T117_11">the</text:span><text:span text:style-name="T117_12"><text:s/></text:span><text:span text:style-name="T117_13">same</text:span><text:span text:style-name="T117_14"><text:s/></text:span><text:span text:style-name="T117_15">line</text:span><text:span text:style-name="T117_16">)<text:s/></text:span><text:span text:style-name="T117_17">are</text:span><text:span text:style-name="T117_18"><text:s/></text:span><text:span text:style-name="T117_19">generally</text:span><text:span text:style-name="T117_20"><text:s/></text:span><text:span text:style-name="T117_21">discouraged</text:span><text:span text:style-name="T117_22">.</text:span></text:p>
      <text:p text:style-name="P118"/>
      <text:p text:style-name="P119"><text:bookmark-start text:name="h.rjhpaxdq9xs"/><text:bookmark-end text:name="h.rjhpaxdq9xs"/><text:span text:style-name="T119_1">3.<text:s/></text:span><text:span text:style-name="T119_2">Comments</text:span></text:p>
      <text:p text:style-name="P120"/>
      <text:p text:style-name="P121"><text:span text:style-name="T121_1">(</text:span><text:span text:style-name="T121_2">i</text:span><text:span text:style-name="T121_3">)<text:s/></text:span><text:span text:style-name="T121_4">Always</text:span><text:span text:style-name="T121_5"><text:s/></text:span><text:span text:style-name="T121_6">make</text:span><text:span text:style-name="T121_7"><text:s/></text:span><text:span text:style-name="T121_8">a</text:span><text:span text:style-name="T121_9"><text:s/></text:span><text:span text:style-name="T121_10">priority</text:span><text:span text:style-name="T121_11"><text:s/></text:span><text:span text:style-name="T121_12">of</text:span><text:span text:style-name="T121_13"><text:s/></text:span><text:span text:style-name="T121_14">keeping</text:span><text:span text:style-name="T121_15"><text:s/></text:span><text:span text:style-name="T121_16">the</text:span><text:span text:style-name="T121_17"><text:s/></text:span><text:span text:style-name="T121_18">comments</text:span><text:span text:style-name="T121_19"><text:s/></text:span><text:span text:style-name="T121_20">up</text:span><text:span text:style-name="T121_21">-</text:span><text:span text:style-name="T121_22">to</text:span><text:span text:style-name="T121_23">-</text:span><text:span text:style-name="T121_24">date</text:span><text:span text:style-name="T121_25"><text:s/></text:span><text:span text:style-name="T121_26">when</text:span><text:span text:style-name="T121_27"><text:s/></text:span><text:span text:style-name="T121_28">the</text:span><text:span text:style-name="T121_29"><text:s/></text:span><text:span text:style-name="T121_30">code</text:span><text:span text:style-name="T121_31"><text:s/></text:span><text:span text:style-name="T121_32">changes</text:span><text:span text:style-name="T121_33">!</text:span></text:p>
      <text:p text:style-name="P122"/>
      <text:p text:style-name="P123"><text:span text:style-name="T123_1">Comments</text:span><text:span text:style-name="T123_2"><text:s/></text:span><text:span text:style-name="T123_3">should</text:span><text:span text:style-name="T123_4"><text:s/></text:span><text:span text:style-name="T123_5">be</text:span><text:span text:style-name="T123_6"><text:s/></text:span><text:span text:style-name="T123_7">complete</text:span><text:span text:style-name="T123_8"><text:s/></text:span><text:span text:style-name="T123_9">sentences</text:span><text:span text:style-name="T123_10">.<text:s/></text:span><text:span text:style-name="T123_11">If</text:span><text:span text:style-name="T123_12"><text:s/></text:span><text:span text:style-name="T123_13">a</text:span><text:span text:style-name="T123_14"><text:s/></text:span><text:span text:style-name="T123_15">comment</text:span><text:span text:style-name="T123_16"><text:s/></text:span><text:span text:style-name="T123_17">is</text:span><text:span text:style-name="T123_18"><text:s/></text:span><text:span text:style-name="T123_19">a</text:span><text:span text:style-name="T123_20"><text:s/></text:span><text:span text:style-name="T123_21">phrase</text:span><text:span text:style-name="T123_22"><text:s/></text:span><text:span text:style-name="T123_23">or</text:span><text:span text:style-name="T123_24"><text:s/></text:span><text:span text:style-name="T123_25">sentence</text:span><text:span text:style-name="T123_26">,<text:s/></text:span><text:span text:style-name="T123_27">its</text:span><text:span text:style-name="T123_28"><text:s/></text:span><text:span text:style-name="T123_29">first</text:span><text:span text:style-name="T123_30"><text:s/></text:span><text:span text:style-name="T123_31">word</text:span><text:span text:style-name="T123_32"><text:s/></text:span><text:span text:style-name="T123_33">should</text:span><text:span text:style-name="T123_34"><text:s/></text:span><text:span text:style-name="T123_35">be</text:span><text:span text:style-name="T123_36"><text:s/></text:span><text:span text:style-name="T123_37">capitalized</text:span><text:span text:style-name="T123_38">,<text:s/></text:span><text:span text:style-name="T123_39">unless</text:span><text:span text:style-name="T123_40"><text:s/></text:span><text:span text:style-name="T123_41">it</text:span><text:span text:style-name="T123_42"><text:s/></text:span><text:span text:style-name="T123_43">is</text:span><text:span text:style-name="T123_44"><text:s/></text:span><text:span text:style-name="T123_45">an</text:span><text:span text:style-name="T123_46"><text:s/></text:span><text:span text:style-name="T123_47">identifier</text:span><text:span text:style-name="T123_48"><text:s/></text:span><text:span text:style-name="T123_49">that</text:span><text:span text:style-name="T123_50"><text:s/></text:span><text:span text:style-name="T123_51">begins</text:span><text:span text:style-name="T123_52"><text:s/></text:span><text:span text:style-name="T123_53">with</text:span><text:span text:style-name="T123_54"><text:s/></text:span><text:span text:style-name="T123_55">a</text:span><text:span text:style-name="T123_56"><text:s/></text:span><text:span text:style-name="T123_57">lower</text:span><text:span text:style-name="T123_58"><text:s/></text:span><text:span text:style-name="T123_59">case</text:span><text:span text:style-name="T123_60"><text:s/></text:span><text:span text:style-name="T123_61">letter</text:span><text:span text:style-name="T123_62"><text:s/>(</text:span><text:span text:style-name="T123_63">never</text:span><text:span text:style-name="T123_64"><text:s/></text:span><text:span text:style-name="T123_65">alter</text:span><text:span text:style-name="T123_66"><text:s/></text:span><text:span text:style-name="T123_67">the</text:span><text:span text:style-name="T123_68"><text:s/></text:span><text:span text:style-name="T123_69">case</text:span><text:span text:style-name="T123_70"><text:s/></text:span><text:span text:style-name="T123_71">of</text:span><text:span text:style-name="T123_72"><text:s/></text:span><text:span text:style-name="T123_73">identifiers</text:span><text:span text:style-name="T123_74">!).</text:span></text:p>
      <text:p text:style-name="P124"/>
      <text:p text:style-name="P125"><text:span text:style-name="T125_1">If</text:span><text:span text:style-name="T125_2"><text:s/></text:span><text:span text:style-name="T125_3">a</text:span><text:span text:style-name="T125_4"><text:s/></text:span><text:span text:style-name="T125_5">comment</text:span><text:span text:style-name="T125_6"><text:s/></text:span><text:span text:style-name="T125_7">is</text:span><text:span text:style-name="T125_8"><text:s/></text:span><text:span text:style-name="T125_9">short</text:span><text:span text:style-name="T125_10">,<text:s/></text:span><text:span text:style-name="T125_11">the</text:span><text:span text:style-name="T125_12"><text:s/></text:span><text:span text:style-name="T125_13">period</text:span><text:span text:style-name="T125_14"><text:s/></text:span><text:span text:style-name="T125_15">at</text:span><text:span text:style-name="T125_16"><text:s/></text:span><text:span text:style-name="T125_17">the</text:span><text:span text:style-name="T125_18"><text:s/></text:span><text:span text:style-name="T125_19">end</text:span><text:span text:style-name="T125_20"><text:s/></text:span><text:span text:style-name="T125_21">can</text:span><text:span text:style-name="T125_22"><text:s/></text:span><text:span text:style-name="T125_23">be</text:span><text:span text:style-name="T125_24"><text:s/></text:span><text:span text:style-name="T125_25">omitted</text:span><text:span text:style-name="T125_26">.<text:s/></text:span><text:span text:style-name="T125_27">Block</text:span><text:span text:style-name="T125_28"><text:s/></text:span><text:span text:style-name="T125_29">comments</text:span><text:span text:style-name="T125_30"><text:s/></text:span><text:span text:style-name="T125_31">generally</text:span><text:span text:style-name="T125_32"><text:s/></text:span><text:span text:style-name="T125_33">consist</text:span><text:span text:style-name="T125_34"><text:s/></text:span><text:span text:style-name="T125_35">of</text:span><text:span text:style-name="T125_36"><text:s/></text:span><text:span text:style-name="T125_37">one</text:span><text:span text:style-name="T125_38"><text:s/></text:span><text:span text:style-name="T125_39">or</text:span><text:span text:style-name="T125_40"><text:s/></text:span><text:span text:style-name="T125_41">more</text:span><text:span text:style-name="T125_42"><text:s/></text:span><text:span text:style-name="T125_43">paragraphs</text:span><text:span text:style-name="T125_44"><text:s/></text:span><text:span text:style-name="T125_45">built</text:span><text:span text:style-name="T125_46"><text:s/></text:span><text:span text:style-name="T125_47">out</text:span><text:span text:style-name="T125_48"><text:s/></text:span><text:span text:style-name="T125_49">of</text:span><text:span text:style-name="T125_50"><text:s/></text:span><text:span text:style-name="T125_51">complete</text:span><text:span text:style-name="T125_52"><text:s/></text:span><text:span text:style-name="T125_53">sentences</text:span><text:span text:style-name="T125_54">,<text:s/></text:span><text:span text:style-name="T125_55">and</text:span><text:span text:style-name="T125_56"><text:s/></text:span><text:span text:style-name="T125_57">each</text:span><text:span text:style-name="T125_58"><text:s/></text:span><text:span text:style-name="T125_59">sentence</text:span><text:span text:style-name="T125_60"><text:s/></text:span><text:span text:style-name="T125_61">should</text:span><text:span text:style-name="T125_62"><text:s/></text:span><text:span text:style-name="T125_63">end</text:span><text:span text:style-name="T125_64"><text:s/></text:span><text:span text:style-name="T125_65">in</text:span><text:span text:style-name="T125_66"><text:s/></text:span><text:span text:style-name="T125_67">a</text:span><text:span text:style-name="T125_68"><text:s/></text:span><text:span text:style-name="T125_69">period</text:span><text:span text:style-name="T125_70">.</text:span></text:p>
      <text:p text:style-name="P126"/>
      <text:p text:style-name="P127"><text:span text:style-name="T127_1">You</text:span><text:span text:style-name="T127_2"><text:s/></text:span><text:span text:style-name="T127_3">should</text:span><text:span text:style-name="T127_4"><text:s/></text:span><text:span text:style-name="T127_5">use</text:span><text:span text:style-name="T127_6"><text:s/></text:span><text:span text:style-name="T127_7">two</text:span><text:span text:style-name="T127_8"><text:s/></text:span><text:span text:style-name="T127_9">spaces</text:span><text:span text:style-name="T127_10"><text:s/></text:span><text:span text:style-name="T127_11">after</text:span><text:span text:style-name="T127_12"><text:s/></text:span><text:span text:style-name="T127_13">a</text:span><text:span text:style-name="T127_14"><text:s/></text:span><text:span text:style-name="T127_15">sentence</text:span><text:span text:style-name="T127_16">-</text:span><text:span text:style-name="T127_17">ending</text:span><text:span text:style-name="T127_18"><text:s/></text:span><text:span text:style-name="T127_19">period</text:span><text:span text:style-name="T127_20">.</text:span></text:p>
      <text:p text:style-name="P128"/>
      <text:p text:style-name="P129"><text:span text:style-name="T129_1">When</text:span><text:span text:style-name="T129_2"><text:s/></text:span><text:span text:style-name="T129_3">writing</text:span><text:span text:style-name="T129_4"><text:s/></text:span><text:span text:style-name="T129_5">English</text:span><text:span text:style-name="T129_6">,<text:s/></text:span><text:span text:style-name="T129_7">Strunk</text:span><text:span text:style-name="T129_8"><text:s/></text:span><text:span text:style-name="T129_9">and</text:span><text:span text:style-name="T129_10"><text:s/></text:span><text:span text:style-name="T129_11">White</text:span><text:span text:style-name="T129_12"><text:s/></text:span><text:span text:style-name="T129_13">apply</text:span><text:span text:style-name="T129_14">.</text:span></text:p>
      <text:p text:style-name="P130"/>
      <text:p text:style-name="P131"><text:span text:style-name="T131_1">Python</text:span><text:span text:style-name="T131_2"><text:s/></text:span><text:span text:style-name="T131_3">coders</text:span><text:span text:style-name="T131_4"><text:s/></text:span><text:span text:style-name="T131_5">from</text:span><text:span text:style-name="T131_6"><text:s/></text:span><text:span text:style-name="T131_7">non</text:span><text:span text:style-name="T131_8">-</text:span><text:span text:style-name="T131_9">English</text:span><text:span text:style-name="T131_10"><text:s/></text:span><text:span text:style-name="T131_11">speaking</text:span><text:span text:style-name="T131_12"><text:s/></text:span><text:span text:style-name="T131_13">countries</text:span><text:span text:style-name="T131_14">:<text:s/></text:span><text:span text:style-name="T131_15">please</text:span><text:span text:style-name="T131_16"><text:s/></text:span><text:span text:style-name="T131_17">write</text:span><text:span text:style-name="T131_18"><text:s/></text:span><text:span text:style-name="T131_19">your</text:span><text:span text:style-name="T131_20"><text:s/></text:span><text:span text:style-name="T131_21">comments</text:span><text:span text:style-name="T131_22"><text:s/></text:span><text:span text:style-name="T131_23">in</text:span><text:span text:style-name="T131_24"><text:s/></text:span><text:span text:style-name="T131_25">English</text:span><text:span text:style-name="T131_26">,<text:s/></text:span><text:span text:style-name="T131_27">unless</text:span><text:span text:style-name="T131_28"><text:s/></text:span><text:span text:style-name="T131_29">you</text:span><text:span text:style-name="T131_30"><text:s/></text:span><text:span text:style-name="T131_31">are</text:span><text:span text:style-name="T131_32"><text:s/>120%<text:s/></text:span><text:span text:style-name="T131_33">sure</text:span><text:span text:style-name="T131_34"><text:s/></text:span><text:span text:style-name="T131_35">that</text:span><text:span text:style-name="T131_36"><text:s/></text:span><text:span text:style-name="T131_37">the</text:span><text:span text:style-name="T131_38"><text:s/></text:span><text:span text:style-name="T131_39">code</text:span><text:span text:style-name="T131_40"><text:s/></text:span><text:span text:style-name="T131_41">will</text:span><text:span text:style-name="T131_42"><text:s/></text:span><text:span text:style-name="T131_43">never</text:span><text:span text:style-name="T131_44"><text:s/></text:span><text:span text:style-name="T131_45">be</text:span><text:span text:style-name="T131_46"><text:s/></text:span><text:span text:style-name="T131_47">read</text:span><text:span text:style-name="T131_48"><text:s/></text:span><text:span text:style-name="T131_49">by</text:span><text:span text:style-name="T131_50"><text:s/></text:span><text:span text:style-name="T131_51">people</text:span><text:span text:style-name="T131_52"><text:s/></text:span><text:span text:style-name="T131_53">who</text:span><text:span text:style-name="T131_54"><text:s/></text:span><text:span text:style-name="T131_55">don</text:span><text:span text:style-name="T131_56">'</text:span><text:span text:style-name="T131_57">t</text:span><text:span text:style-name="T131_58"><text:s/></text:span><text:span text:style-name="T131_59">speak</text:span><text:span text:style-name="T131_60"><text:s/></text:span><text:span text:style-name="T131_61">your</text:span><text:span text:style-name="T131_62"><text:s/></text:span><text:span text:style-name="T131_63">language</text:span><text:span text:style-name="T131_64">.</text:span></text:p>
      <text:p text:style-name="P132"/>
      <text:p text:style-name="P133"><text:span text:style-name="T133_1">(</text:span><text:span text:style-name="T133_2">ii</text:span><text:span text:style-name="T133_3">)</text:span><text:span text:style-name="T133_4">Block</text:span><text:span text:style-name="T133_5"><text:s/></text:span><text:span text:style-name="T133_6">Comments</text:span></text:p>
      <text:p text:style-name="P134"/>
      <text:p text:style-name="P135"><text:span text:style-name="T135_1">Block</text:span><text:span text:style-name="T135_2"><text:s/></text:span><text:span text:style-name="T135_3">comments</text:span><text:span text:style-name="T135_4"><text:s/></text:span><text:span text:style-name="T135_5">generally</text:span><text:span text:style-name="T135_6"><text:s/></text:span><text:span text:style-name="T135_7">apply</text:span><text:span text:style-name="T135_8"><text:s/></text:span><text:span text:style-name="T135_9">to</text:span><text:span text:style-name="T135_10"><text:s/></text:span><text:span text:style-name="T135_11">some</text:span><text:span text:style-name="T135_12"><text:s/>(</text:span><text:span text:style-name="T135_13">or</text:span><text:span text:style-name="T135_14"><text:s/></text:span><text:span text:style-name="T135_15">all</text:span><text:span text:style-name="T135_16">)<text:s/></text:span><text:span text:style-name="T135_17">code</text:span><text:span text:style-name="T135_18"><text:s/></text:span><text:span text:style-name="T135_19">that</text:span><text:span text:style-name="T135_20"><text:s/></text:span><text:span text:style-name="T135_21">follows</text:span><text:span text:style-name="T135_22"><text:s/></text:span><text:span text:style-name="T135_23">them</text:span><text:span text:style-name="T135_24">,<text:s/></text:span><text:span text:style-name="T135_25">and</text:span><text:span text:style-name="T135_26"><text:s/></text:span><text:span text:style-name="T135_27">are</text:span><text:span text:style-name="T135_28"><text:s/></text:span><text:span text:style-name="T135_29">indented</text:span><text:span text:style-name="T135_30"><text:s/></text:span><text:span text:style-name="T135_31">to</text:span><text:span text:style-name="T135_32"><text:s/></text:span><text:span text:style-name="T135_33">the</text:span><text:span text:style-name="T135_34"><text:s/></text:span><text:span text:style-name="T135_35">same</text:span><text:span text:style-name="T135_36"><text:s/></text:span><text:span text:style-name="T135_37">level</text:span><text:span text:style-name="T135_38"><text:s/></text:span><text:span text:style-name="T135_39">as</text:span><text:span text:style-name="T135_40"><text:s/></text:span><text:span text:style-name="T135_41">that</text:span><text:span text:style-name="T135_42"><text:s/></text:span><text:span text:style-name="T135_43">code</text:span><text:span text:style-name="T135_44">.<text:s/></text:span><text:span text:style-name="T135_45">Each</text:span><text:span text:style-name="T135_46"><text:s/></text:span><text:span text:style-name="T135_47">line</text:span><text:span text:style-name="T135_48"><text:s/></text:span><text:span text:style-name="T135_49">of</text:span><text:span text:style-name="T135_50"><text:s/></text:span><text:span text:style-name="T135_51">a</text:span><text:span text:style-name="T135_52"><text:s/></text:span><text:span text:style-name="T135_53">block</text:span><text:span text:style-name="T135_54"><text:s/></text:span><text:span text:style-name="T135_55">comment</text:span><text:span text:style-name="T135_56"><text:s/></text:span><text:span text:style-name="T135_57">starts</text:span><text:span text:style-name="T135_58"><text:s/></text:span><text:span text:style-name="T135_59">with</text:span><text:span text:style-name="T135_60"><text:s/></text:span><text:span text:style-name="T135_61">a</text:span><text:span text:style-name="T135_62"><text:s/>#<text:s/></text:span><text:span text:style-name="T135_63">and</text:span><text:span text:style-name="T135_64"><text:s/></text:span><text:span text:style-name="T135_65">a</text:span><text:span text:style-name="T135_66"><text:s/></text:span><text:span text:style-name="T135_67">single</text:span><text:span text:style-name="T135_68"><text:s/></text:span><text:span text:style-name="T135_69">space</text:span><text:span text:style-name="T135_70"><text:s/>(</text:span><text:span text:style-name="T135_71">unless</text:span><text:span text:style-name="T135_72"><text:s/></text:span><text:span text:style-name="T135_73">it</text:span><text:span text:style-name="T135_74"><text:s/></text:span><text:span text:style-name="T135_75">is</text:span><text:span text:style-name="T135_76"><text:s/></text:span><text:span text:style-name="T135_77">indented</text:span><text:span text:style-name="T135_78"><text:s/></text:span><text:span text:style-name="T135_79">text</text:span><text:span text:style-name="T135_80"><text:s/></text:span><text:span text:style-name="T135_81">inside</text:span><text:span text:style-name="T135_82"><text:s/></text:span><text:span text:style-name="T135_83">the</text:span><text:span text:style-name="T135_84"><text:s/></text:span><text:span text:style-name="T135_85">comment</text:span><text:span text:style-name="T135_86">).</text:span></text:p>
      <text:p text:style-name="P136"/>
      <text:p text:style-name="P137"><text:span text:style-name="T137_1">Paragraphs</text:span><text:span text:style-name="T137_2"><text:s/></text:span><text:span text:style-name="T137_3">inside</text:span><text:span text:style-name="T137_4"><text:s/></text:span><text:span text:style-name="T137_5">a</text:span><text:span text:style-name="T137_6"><text:s/></text:span><text:span text:style-name="T137_7">block</text:span><text:span text:style-name="T137_8"><text:s/></text:span><text:span text:style-name="T137_9">comment</text:span><text:span text:style-name="T137_10"><text:s/></text:span><text:span text:style-name="T137_11">are</text:span><text:span text:style-name="T137_12"><text:s/></text:span><text:span text:style-name="T137_13">separated</text:span><text:span text:style-name="T137_14"><text:s/></text:span><text:span text:style-name="T137_15">by</text:span><text:span text:style-name="T137_16"><text:s/></text:span><text:span text:style-name="T137_17">a</text:span><text:span text:style-name="T137_18"><text:s/></text:span><text:span text:style-name="T137_19">line</text:span><text:span text:style-name="T137_20"><text:s/></text:span><text:span text:style-name="T137_21">containing</text:span><text:span text:style-name="T137_22"><text:s/></text:span><text:span text:style-name="T137_23">a</text:span><text:span text:style-name="T137_24"><text:s/></text:span><text:span text:style-name="T137_25">single</text:span><text:span text:style-name="T137_26"><text:s/>#.</text:span></text:p>
      <text:p text:style-name="P138"/>
      <text:p text:style-name="P139"><text:span text:style-name="T139_1">(</text:span><text:span text:style-name="T139_2">iii</text:span><text:span text:style-name="T139_3">)</text:span><text:span text:style-name="T139_4">Inline</text:span><text:span text:style-name="T139_5"><text:s/></text:span><text:span text:style-name="T139_6">Comments</text:span></text:p>
      <text:p text:style-name="P140"/>
      <text:p text:style-name="P141"><text:span text:style-name="T141_1">Use</text:span><text:span text:style-name="T141_2"><text:s/></text:span><text:span text:style-name="T141_3">inline</text:span><text:span text:style-name="T141_4"><text:s/></text:span><text:span text:style-name="T141_5">comments</text:span><text:span text:style-name="T141_6"><text:s/></text:span><text:span text:style-name="T141_7">sparingly</text:span><text:span text:style-name="T141_8">.</text:span></text:p>
      <text:p text:style-name="P142"/>
      <text:p text:style-name="P143"><text:span text:style-name="T143_1">An</text:span><text:span text:style-name="T143_2"><text:s/></text:span><text:span text:style-name="T143_3">inline</text:span><text:span text:style-name="T143_4"><text:s/></text:span><text:span text:style-name="T143_5">comment</text:span><text:span text:style-name="T143_6"><text:s/></text:span><text:span text:style-name="T143_7">is</text:span><text:span text:style-name="T143_8"><text:s/></text:span><text:span text:style-name="T143_9">a</text:span><text:span text:style-name="T143_10"><text:s/></text:span><text:span text:style-name="T143_11">comment</text:span><text:span text:style-name="T143_12"><text:s/></text:span><text:span text:style-name="T143_13">on</text:span><text:span text:style-name="T143_14"><text:s/></text:span><text:span text:style-name="T143_15">the</text:span><text:span text:style-name="T143_16"><text:s/></text:span><text:span text:style-name="T143_17">same</text:span><text:span text:style-name="T143_18"><text:s/></text:span><text:span text:style-name="T143_19">line</text:span><text:span text:style-name="T143_20"><text:s/></text:span><text:span text:style-name="T143_21">as</text:span><text:span text:style-name="T143_22"><text:s/></text:span><text:span text:style-name="T143_23">a</text:span><text:span text:style-name="T143_24"><text:s/></text:span><text:span text:style-name="T143_25">statement</text:span><text:span text:style-name="T143_26">.<text:s/></text:span><text:span text:style-name="T143_27">Inline</text:span><text:span text:style-name="T143_28"><text:s/></text:span><text:span text:style-name="T143_29">comments</text:span><text:span text:style-name="T143_30"><text:s/></text:span><text:span text:style-name="T143_31">should</text:span><text:span text:style-name="T143_32"><text:s/></text:span><text:span text:style-name="T143_33">be</text:span><text:span text:style-name="T143_34"><text:s/></text:span><text:span text:style-name="T143_35">separated</text:span><text:span text:style-name="T143_36"><text:s/></text:span><text:span text:style-name="T143_37">by</text:span><text:span text:style-name="T143_38"><text:s/></text:span><text:span text:style-name="T143_39">at</text:span><text:span text:style-name="T143_40"><text:s/></text:span><text:span text:style-name="T143_41">least</text:span><text:span text:style-name="T143_42"><text:s/></text:span><text:span text:style-name="T143_43">two</text:span><text:span text:style-name="T143_44"><text:s/></text:span><text:span text:style-name="T143_45">spaces</text:span><text:span text:style-name="T143_46"><text:s/></text:span><text:span text:style-name="T143_47">from</text:span><text:span text:style-name="T143_48"><text:s/></text:span><text:span text:style-name="T143_49">the</text:span><text:span text:style-name="T143_50"><text:s/></text:span><text:span text:style-name="T143_51">statement</text:span><text:span text:style-name="T143_52">.<text:s/></text:span><text:span text:style-name="T143_53">They</text:span><text:span text:style-name="T143_54"><text:s/></text:span><text:span text:style-name="T143_55">should</text:span><text:span text:style-name="T143_56"><text:s/></text:span><text:span text:style-name="T143_57">start</text:span><text:span text:style-name="T143_58"><text:s/></text:span><text:span text:style-name="T143_59">with</text:span><text:span text:style-name="T143_60"><text:s/></text:span><text:span text:style-name="T143_61">a</text:span><text:span text:style-name="T143_62"><text:s/>#<text:s/></text:span><text:span text:style-name="T143_63">and</text:span><text:span text:style-name="T143_64"><text:s/></text:span><text:span text:style-name="T143_65">a</text:span><text:span text:style-name="T143_66"><text:s/></text:span><text:span text:style-name="T143_67">single</text:span><text:span text:style-name="T143_68"><text:s/></text:span><text:span text:style-name="T143_69">space</text:span><text:span text:style-name="T143_70">.</text:span></text:p>
      <text:p text:style-name="P144"/>
      <text:p text:style-name="P145"><text:span text:style-name="T145_1">Inline</text:span><text:span text:style-name="T145_2"><text:s/></text:span><text:span text:style-name="T145_3">comments</text:span><text:span text:style-name="T145_4"><text:s/></text:span><text:span text:style-name="T145_5">are</text:span><text:span text:style-name="T145_6"><text:s/></text:span><text:span text:style-name="T145_7">unnecessary</text:span><text:span text:style-name="T145_8"><text:s/></text:span><text:span text:style-name="T145_9">and</text:span><text:span text:style-name="T145_10"><text:s/></text:span><text:span text:style-name="T145_11">in</text:span><text:span text:style-name="T145_12"><text:s/></text:span><text:span text:style-name="T145_13">fact</text:span><text:span text:style-name="T145_14"><text:s/></text:span><text:span text:style-name="T145_15">distracting</text:span><text:span text:style-name="T145_16"><text:s/></text:span><text:span text:style-name="T145_17">if</text:span><text:span text:style-name="T145_18"><text:s/></text:span><text:span text:style-name="T145_19">they</text:span><text:span text:style-name="T145_20"><text:s/></text:span><text:span text:style-name="T145_21">state</text:span><text:span text:style-name="T145_22"><text:s/></text:span><text:span text:style-name="T145_23">the</text:span><text:span text:style-name="T145_24"><text:s/></text:span><text:span text:style-name="T145_25">obvious</text:span><text:span text:style-name="T145_26">.<text:s/></text:span><text:span text:style-name="T145_27">Don</text:span><text:span text:style-name="T145_28">'</text:span><text:span text:style-name="T145_29">t</text:span><text:span text:style-name="T145_30"><text:s/></text:span><text:span text:style-name="T145_31">do</text:span><text:span text:style-name="T145_32"><text:s/></text:span><text:span text:style-name="T145_33">this</text:span><text:span text:style-name="T145_34">:</text:span></text:p>
      <text:p text:style-name="P146"/>
      <text:p text:style-name="P147"><text:span text:style-name="T147_1">x</text:span><text:span text:style-name="T147_2"><text:s/>=<text:s/></text:span><text:span text:style-name="T147_3">x</text:span><text:span text:style-name="T147_4"><text:s/>+<text:s/>1<text:s text:c="17"/>#<text:s/></text:span><text:span text:style-name="T147_5">Increment</text:span><text:span text:style-name="T147_6"><text:s/></text:span><text:span text:style-name="T147_7">x</text:span></text:p>
      <text:p text:style-name="P148"><text:span text:style-name="T148_1">But</text:span><text:span text:style-name="T148_2"><text:s/></text:span><text:span text:style-name="T148_3">sometimes</text:span><text:span text:style-name="T148_4">,<text:s/></text:span><text:span text:style-name="T148_5">this</text:span><text:span text:style-name="T148_6"><text:s/></text:span><text:span text:style-name="T148_7">is</text:span><text:span text:style-name="T148_8"><text:s/></text:span><text:span text:style-name="T148_9">useful</text:span><text:span text:style-name="T148_10">:</text:span></text:p>
      <text:p text:style-name="P149"/>
      <text:p text:style-name="P150"><text:span text:style-name="T150_1">x</text:span><text:span text:style-name="T150_2"><text:s/>=<text:s/></text:span><text:span text:style-name="T150_3">x</text:span><text:span text:style-name="T150_4"><text:s/>+<text:s/>1<text:s text:c="17"/>#<text:s/></text:span><text:span text:style-name="T150_5">Compensate</text:span><text:span text:style-name="T150_6"><text:s/></text:span><text:span text:style-name="T150_7">for</text:span><text:span text:style-name="T150_8"><text:s/></text:span><text:span text:style-name="T150_9">border</text:span></text:p>
      <text:p text:style-name="P151"/>
      <text:p text:style-name="P152"/>
      <text:p text:style-name="P153"><text:bookmark-start text:name="h.og01mmdhguz0"/><text:bookmark-end text:name="h.og01mmdhguz0"/><text:span text:style-name="T153_1">4.<text:s/></text:span><text:span text:style-name="T153_2">Version</text:span><text:span text:style-name="T153_3"><text:s/></text:span><text:span text:style-name="T153_4">Bookkeeping</text:span></text:p>
      <text:p text:style-name="P154"/>
      <text:p text:style-name="P155"><text:span text:style-name="T155_1">If</text:span><text:span text:style-name="T155_2"><text:s/></text:span><text:span text:style-name="T155_3">you</text:span><text:span text:style-name="T155_4"><text:s/></text:span><text:span text:style-name="T155_5">have</text:span><text:span text:style-name="T155_6"><text:s/></text:span><text:span text:style-name="T155_7">to</text:span><text:span text:style-name="T155_8"><text:s/></text:span><text:span text:style-name="T155_9">have</text:span><text:span text:style-name="T155_10"><text:s/></text:span><text:span text:style-name="T155_11">Subversion</text:span><text:span text:style-name="T155_12">,<text:s/></text:span><text:span text:style-name="T155_13">CVS</text:span><text:span text:style-name="T155_14">,<text:s/></text:span><text:span text:style-name="T155_15">or</text:span><text:span text:style-name="T155_16"><text:s/></text:span><text:span text:style-name="T155_17">RCS</text:span><text:span text:style-name="T155_18"><text:s/></text:span><text:span text:style-name="T155_19">crud</text:span><text:span text:style-name="T155_20"><text:s/></text:span><text:span text:style-name="T155_21">in</text:span><text:span text:style-name="T155_22"><text:s/></text:span><text:span text:style-name="T155_23">your</text:span><text:span text:style-name="T155_24"><text:s/></text:span><text:span text:style-name="T155_25">source</text:span><text:span text:style-name="T155_26"><text:s/></text:span><text:span text:style-name="T155_27">file</text:span><text:span text:style-name="T155_28">,<text:s/></text:span><text:span text:style-name="T155_29">do</text:span><text:span text:style-name="T155_30"><text:s/></text:span><text:span text:style-name="T155_31">it</text:span><text:span text:style-name="T155_32"><text:s/></text:span><text:span text:style-name="T155_33">as</text:span><text:span text:style-name="T155_34"><text:s/></text:span><text:span text:style-name="T155_35">follows</text:span><text:span text:style-name="T155_36">.</text:span></text:p>
      <text:p text:style-name="P156"/>
      <text:p text:style-name="P157"><text:span text:style-name="T157_1">__</text:span><text:span text:style-name="T157_2">version</text:span><text:span text:style-name="T157_3">__<text:s/>=<text:s/>"$</text:span><text:span text:style-name="T157_4">Revision</text:span><text:span text:style-name="T157_5">:<text:s/></text:span><text:span text:style-name="T157_6">e</text:span><text:span text:style-name="T157_7">7</text:span><text:span text:style-name="T157_8">bf</text:span><text:span text:style-name="T157_9">114</text:span><text:span text:style-name="T157_10">ee</text:span><text:span text:style-name="T157_11">31</text:span><text:span text:style-name="T157_12">a</text:span><text:span text:style-name="T157_13"><text:s/>$"</text:span></text:p>
      <text:p text:style-name="P158"><text:span text:style-name="T158_1">#<text:s/>$</text:span><text:span text:style-name="T158_2">Source</text:span><text:span text:style-name="T158_3">$</text:span></text:p>
      <text:p text:style-name="P159"/>
      <text:p text:style-name="P160"><text:span text:style-name="T160_1">These</text:span><text:span text:style-name="T160_2"><text:s/></text:span><text:span text:style-name="T160_3">lines</text:span><text:span text:style-name="T160_4"><text:s/></text:span><text:span text:style-name="T160_5">should</text:span><text:span text:style-name="T160_6"><text:s/></text:span><text:span text:style-name="T160_7">be</text:span><text:span text:style-name="T160_8"><text:s/></text:span><text:span text:style-name="T160_9">included</text:span><text:span text:style-name="T160_10"><text:s/></text:span><text:span text:style-name="T160_11">after</text:span><text:span text:style-name="T160_12"><text:s/></text:span><text:span text:style-name="T160_13">the</text:span><text:span text:style-name="T160_14"><text:s/></text:span><text:span text:style-name="T160_15">module</text:span><text:span text:style-name="T160_16">'</text:span><text:span text:style-name="T160_17">s</text:span><text:span text:style-name="T160_18"><text:s/></text:span><text:span text:style-name="T160_19">docstring</text:span><text:span text:style-name="T160_20">,<text:s/></text:span><text:span text:style-name="T160_21">before</text:span><text:span text:style-name="T160_22"><text:s/></text:span><text:span text:style-name="T160_23">any</text:span><text:span text:style-name="T160_24"><text:s/></text:span><text:span text:style-name="T160_25">other</text:span><text:span text:style-name="T160_26"><text:s/></text:span><text:span text:style-name="T160_27">code</text:span><text:span text:style-name="T160_28">,<text:s/></text:span><text:span text:style-name="T160_29">separated</text:span><text:span text:style-name="T160_30"><text:s/></text:span><text:span text:style-name="T160_31">by</text:span><text:span text:style-name="T160_32"><text:s/></text:span><text:span text:style-name="T160_33">a</text:span><text:span text:style-name="T160_34"><text:s/></text:span><text:span text:style-name="T160_35">blank</text:span><text:span text:style-name="T160_36"><text:s/></text:span><text:span text:style-name="T160_37">line</text:span><text:span text:style-name="T160_38"><text:s/></text:span><text:span text:style-name="T160_39">above</text:span><text:span text:style-name="T160_40"><text:s/></text:span><text:span text:style-name="T160_41">and</text:span><text:span text:style-name="T160_42"><text:s/></text:span><text:span text:style-name="T160_43">below</text:span><text:span text:style-name="T160_44">.</text:span></text:p>
      <text:p text:style-name="P161"/>
      <text:p text:style-name="P162"><text:bookmark-start text:name="h.t522nfk8jjxw"/><text:bookmark-end text:name="h.t522nfk8jjxw"/><text:span text:style-name="T162_1">5.<text:s/></text:span><text:span text:style-name="T162_2">Naming</text:span><text:span text:style-name="T162_3"><text:s/></text:span><text:span text:style-name="T162_4">Conventions</text:span></text:p>
      <text:p text:style-name="P163"/>
      <text:p text:style-name="P164"><text:span text:style-name="T164_1">(</text:span><text:span text:style-name="T164_2">i</text:span><text:span text:style-name="T164_3">)</text:span><text:span text:style-name="T164_4">Names</text:span><text:span text:style-name="T164_5"><text:s/></text:span><text:span text:style-name="T164_6">to</text:span><text:span text:style-name="T164_7"><text:s/></text:span><text:span text:style-name="T164_8">Avoid</text:span></text:p>
      <text:p text:style-name="P165"/>
      <text:p text:style-name="P166"><text:span text:style-name="T166_1">Never</text:span><text:span text:style-name="T166_2"><text:s/></text:span><text:span text:style-name="T166_3">use</text:span><text:span text:style-name="T166_4"><text:s/></text:span><text:span text:style-name="T166_5">the</text:span><text:span text:style-name="T166_6"><text:s/></text:span><text:span text:style-name="T166_7">characters</text:span><text:span text:style-name="T166_8"><text:s/>'</text:span><text:span text:style-name="T166_9">l</text:span><text:span text:style-name="T166_10">'<text:s/>(</text:span><text:span text:style-name="T166_11">lowercase</text:span><text:span text:style-name="T166_12"><text:s/></text:span><text:span text:style-name="T166_13">letter</text:span><text:span text:style-name="T166_14"><text:s/></text:span><text:span text:style-name="T166_15">el</text:span><text:span text:style-name="T166_16">),<text:s/>'</text:span><text:span text:style-name="T166_17">O</text:span><text:span text:style-name="T166_18">'<text:s/>(</text:span><text:span text:style-name="T166_19">uppercase</text:span><text:span text:style-name="T166_20"><text:s/></text:span><text:span text:style-name="T166_21">letter</text:span><text:span text:style-name="T166_22"><text:s/></text:span><text:span text:style-name="T166_23">oh</text:span><text:span text:style-name="T166_24">),<text:s/></text:span><text:span text:style-name="T166_25">or</text:span><text:span text:style-name="T166_26"><text:s/>'</text:span><text:span text:style-name="T166_27">I</text:span><text:span text:style-name="T166_28">'<text:s/>(</text:span><text:span text:style-name="T166_29">uppercase</text:span><text:span text:style-name="T166_30"><text:s/></text:span><text:span text:style-name="T166_31">letter</text:span><text:span text:style-name="T166_32"><text:s/></text:span><text:span text:style-name="T166_33">eye</text:span><text:span text:style-name="T166_34">)<text:s/></text:span><text:span text:style-name="T166_35">as</text:span><text:span text:style-name="T166_36"><text:s/></text:span><text:span text:style-name="T166_37">single</text:span><text:span text:style-name="T166_38"><text:s/></text:span><text:span text:style-name="T166_39">character</text:span><text:span text:style-name="T166_40"><text:s/></text:span><text:span text:style-name="T166_41">variable</text:span><text:span text:style-name="T166_42"><text:s/></text:span><text:span text:style-name="T166_43">names</text:span><text:span text:style-name="T166_44">.</text:span></text:p>
      <text:p text:style-name="P167"/>
      <text:p text:style-name="P168"><text:span text:style-name="T168_1">In</text:span><text:span text:style-name="T168_2"><text:s/></text:span><text:span text:style-name="T168_3">some</text:span><text:span text:style-name="T168_4"><text:s/></text:span><text:span text:style-name="T168_5">fonts</text:span><text:span text:style-name="T168_6">,<text:s/></text:span><text:span text:style-name="T168_7">these</text:span><text:span text:style-name="T168_8"><text:s/></text:span><text:span text:style-name="T168_9">characters</text:span><text:span text:style-name="T168_10"><text:s/></text:span><text:span text:style-name="T168_11">are</text:span><text:span text:style-name="T168_12"><text:s/></text:span><text:span text:style-name="T168_13">indistinguishable</text:span><text:span text:style-name="T168_14"><text:s/></text:span><text:span text:style-name="T168_15">from</text:span><text:span text:style-name="T168_16"><text:s/></text:span><text:span text:style-name="T168_17">the</text:span><text:span text:style-name="T168_18"><text:s/></text:span><text:span text:style-name="T168_19">numerals</text:span><text:span text:style-name="T168_20"><text:s/></text:span><text:span text:style-name="T168_21">one</text:span><text:span text:style-name="T168_22"><text:s/></text:span><text:span text:style-name="T168_23">and</text:span><text:span text:style-name="T168_24"><text:s/></text:span><text:span text:style-name="T168_25">zero</text:span><text:span text:style-name="T168_26">.<text:s/></text:span><text:span text:style-name="T168_27">When</text:span><text:span text:style-name="T168_28"><text:s/></text:span><text:span text:style-name="T168_29">tempted</text:span><text:span text:style-name="T168_30"><text:s/></text:span><text:span text:style-name="T168_31">to</text:span><text:span text:style-name="T168_32"><text:s/></text:span><text:span text:style-name="T168_33">use</text:span><text:span text:style-name="T168_34"><text:s/>'</text:span><text:span text:style-name="T168_35">l</text:span><text:span text:style-name="T168_36">',<text:s/></text:span><text:span text:style-name="T168_37">use</text:span><text:span text:style-name="T168_38"><text:s/>'</text:span><text:span text:style-name="T168_39">L</text:span><text:span text:style-name="T168_40">'<text:s/></text:span><text:span text:style-name="T168_41">instead</text:span><text:span text:style-name="T168_42">.</text:span></text:p>
      <text:p text:style-name="P169"/>
      <text:p text:style-name="P170"><text:span text:style-name="T170_1">(</text:span><text:span text:style-name="T170_2">ii</text:span><text:span text:style-name="T170_3">)</text:span><text:span text:style-name="T170_4">Package</text:span><text:span text:style-name="T170_5"><text:s/></text:span><text:span text:style-name="T170_6">and</text:span><text:span text:style-name="T170_7"><text:s/></text:span><text:span text:style-name="T170_8">Module</text:span><text:span text:style-name="T170_9"><text:s/></text:span><text:span text:style-name="T170_10">Names</text:span></text:p>
      <text:p text:style-name="P171"/>
      <text:p text:style-name="P172"><text:span text:style-name="T172_1">Modules</text:span><text:span text:style-name="T172_2"><text:s/></text:span><text:span text:style-name="T172_3">should</text:span><text:span text:style-name="T172_4"><text:s/></text:span><text:span text:style-name="T172_5">have</text:span><text:span text:style-name="T172_6"><text:s/></text:span><text:span text:style-name="T172_7">short</text:span><text:span text:style-name="T172_8">,<text:s/></text:span><text:span text:style-name="T172_9">all</text:span><text:span text:style-name="T172_10">-</text:span><text:span text:style-name="T172_11">lowercase</text:span><text:span text:style-name="T172_12"><text:s/></text:span><text:span text:style-name="T172_13">names</text:span><text:span text:style-name="T172_14">.<text:s/></text:span><text:span text:style-name="T172_15">Underscores</text:span><text:span text:style-name="T172_16"><text:s/></text:span><text:span text:style-name="T172_17">can</text:span><text:span text:style-name="T172_18"><text:s/></text:span><text:span text:style-name="T172_19">be</text:span><text:span text:style-name="T172_20"><text:s/></text:span><text:span text:style-name="T172_21">used</text:span><text:span text:style-name="T172_22"><text:s/></text:span><text:span text:style-name="T172_23">in</text:span><text:span text:style-name="T172_24"><text:s/></text:span><text:span text:style-name="T172_25">the</text:span><text:span text:style-name="T172_26"><text:s/></text:span><text:span text:style-name="T172_27">module</text:span><text:span text:style-name="T172_28"><text:s/></text:span><text:span text:style-name="T172_29">name</text:span><text:span text:style-name="T172_30"><text:s/></text:span><text:span text:style-name="T172_31">if</text:span><text:span text:style-name="T172_32"><text:s/></text:span><text:span text:style-name="T172_33">it</text:span><text:span text:style-name="T172_34"><text:s/></text:span><text:span text:style-name="T172_35">improves</text:span><text:span text:style-name="T172_36"><text:s/></text:span><text:span text:style-name="T172_37">readability</text:span><text:span text:style-name="T172_38">.<text:s/></text:span><text:span text:style-name="T172_39">Python</text:span><text:span text:style-name="T172_40"><text:s/></text:span><text:span text:style-name="T172_41">packages</text:span><text:span text:style-name="T172_42"><text:s/></text:span><text:span text:style-name="T172_43">should</text:span><text:span text:style-name="T172_44"><text:s/></text:span><text:span text:style-name="T172_45">also</text:span><text:span text:style-name="T172_46"><text:s/></text:span><text:span text:style-name="T172_47">have</text:span><text:span text:style-name="T172_48"><text:s/></text:span><text:span text:style-name="T172_49">short</text:span><text:span text:style-name="T172_50">,<text:s/></text:span><text:span text:style-name="T172_51">all</text:span><text:span text:style-name="T172_52">-</text:span><text:span text:style-name="T172_53">lowercase</text:span><text:span text:style-name="T172_54"><text:s/></text:span><text:span text:style-name="T172_55">names</text:span><text:span text:style-name="T172_56">,<text:s/></text:span><text:span text:style-name="T172_57">although</text:span><text:span text:style-name="T172_58"><text:s/></text:span><text:span text:style-name="T172_59">the</text:span><text:span text:style-name="T172_60"><text:s/></text:span><text:span text:style-name="T172_61">use</text:span><text:span text:style-name="T172_62"><text:s/></text:span><text:span text:style-name="T172_63">of</text:span><text:span text:style-name="T172_64"><text:s/></text:span><text:span text:style-name="T172_65">underscores</text:span><text:span text:style-name="T172_66"><text:s/></text:span><text:span text:style-name="T172_67">is</text:span><text:span text:style-name="T172_68"><text:s/></text:span><text:span text:style-name="T172_69">discouraged</text:span><text:span text:style-name="T172_70">.</text:span></text:p>
      <text:p text:style-name="P173"/>
      <text:p text:style-name="P174"/>
      <text:p text:style-name="P175"><text:span text:style-name="T175_1">(</text:span><text:span text:style-name="T175_2">iii</text:span><text:span text:style-name="T175_3">)</text:span><text:span text:style-name="T175_4">Class</text:span><text:span text:style-name="T175_5"><text:s/></text:span><text:span text:style-name="T175_6">Names</text:span></text:p>
      <text:p text:style-name="P176"/>
      <text:p text:style-name="P177"><text:span text:style-name="T177_1">Class</text:span><text:span text:style-name="T177_2"><text:s/></text:span><text:span text:style-name="T177_3">names</text:span><text:span text:style-name="T177_4"><text:s/></text:span><text:span text:style-name="T177_5">should</text:span><text:span text:style-name="T177_6"><text:s/></text:span><text:span text:style-name="T177_7">normally</text:span><text:span text:style-name="T177_8"><text:s/></text:span><text:span text:style-name="T177_9">use</text:span><text:span text:style-name="T177_10"><text:s/></text:span><text:span text:style-name="T177_11">the</text:span><text:span text:style-name="T177_12"><text:s/></text:span><text:span text:style-name="T177_13">CapWords</text:span><text:span text:style-name="T177_14"><text:s/></text:span><text:span text:style-name="T177_15">convention</text:span><text:span text:style-name="T177_16">.</text:span></text:p>
      <text:p text:style-name="P178"/>
      <text:p text:style-name="P179"><text:span text:style-name="T179_1">(</text:span><text:span text:style-name="T179_2">iv</text:span><text:span text:style-name="T179_3">)</text:span><text:span text:style-name="T179_4">Exception</text:span><text:span text:style-name="T179_5"><text:s/></text:span><text:span text:style-name="T179_6">Names</text:span></text:p>
      <text:p text:style-name="P180"/>
      <text:p text:style-name="P181"><text:span text:style-name="T181_1">Because</text:span><text:span text:style-name="T181_2"><text:s/></text:span><text:span text:style-name="T181_3">exceptions</text:span><text:span text:style-name="T181_4"><text:s/></text:span><text:span text:style-name="T181_5">should</text:span><text:span text:style-name="T181_6"><text:s/></text:span><text:span text:style-name="T181_7">be</text:span><text:span text:style-name="T181_8"><text:s/></text:span><text:span text:style-name="T181_9">classes</text:span><text:span text:style-name="T181_10">,<text:s/></text:span><text:span text:style-name="T181_11">the</text:span><text:span text:style-name="T181_12"><text:s/></text:span><text:span text:style-name="T181_13">class</text:span><text:span text:style-name="T181_14"><text:s/></text:span><text:span text:style-name="T181_15">naming</text:span><text:span text:style-name="T181_16"><text:s/></text:span><text:span text:style-name="T181_17">convention</text:span><text:span text:style-name="T181_18"><text:s/></text:span><text:span text:style-name="T181_19">applies</text:span><text:span text:style-name="T181_20"><text:s/></text:span><text:span text:style-name="T181_21">here</text:span><text:span text:style-name="T181_22">.<text:s/></text:span><text:span text:style-name="T181_23">However</text:span><text:span text:style-name="T181_24">,<text:s/></text:span><text:span text:style-name="T181_25">you</text:span><text:span text:style-name="T181_26"><text:s/></text:span><text:span text:style-name="T181_27">should</text:span><text:span text:style-name="T181_28"><text:s/></text:span><text:span text:style-name="T181_29">use</text:span><text:span text:style-name="T181_30"><text:s/></text:span><text:span text:style-name="T181_31">the</text:span><text:span text:style-name="T181_32"><text:s/></text:span><text:span text:style-name="T181_33">suffix</text:span><text:span text:style-name="T181_34"><text:s/>"</text:span><text:span text:style-name="T181_35">Error</text:span><text:span text:style-name="T181_36">"<text:s/></text:span><text:span text:style-name="T181_37">on</text:span><text:span text:style-name="T181_38"><text:s/></text:span><text:span text:style-name="T181_39">your</text:span><text:span text:style-name="T181_40"><text:s/></text:span><text:span text:style-name="T181_41">exception</text:span><text:span text:style-name="T181_42"><text:s/></text:span><text:span text:style-name="T181_43">names</text:span><text:span text:style-name="T181_44"><text:s/>(</text:span><text:span text:style-name="T181_45">if</text:span><text:span text:style-name="T181_46"><text:s/></text:span><text:span text:style-name="T181_47">the</text:span><text:span text:style-name="T181_48"><text:s/></text:span><text:span text:style-name="T181_49">exception</text:span><text:span text:style-name="T181_50"><text:s/></text:span><text:span text:style-name="T181_51">actually</text:span><text:span text:style-name="T181_52"><text:s/></text:span><text:span text:style-name="T181_53">is</text:span><text:span text:style-name="T181_54"><text:s/></text:span><text:span text:style-name="T181_55">an</text:span><text:span text:style-name="T181_56"><text:s/></text:span><text:span text:style-name="T181_57">error</text:span><text:span text:style-name="T181_58">).</text:span></text:p>
      <text:p text:style-name="P182"/>
      <text:p text:style-name="P183"><text:span text:style-name="T183_1">(</text:span><text:span text:style-name="T183_2">v</text:span><text:span text:style-name="T183_3">)</text:span><text:span text:style-name="T183_4">Global</text:span><text:span text:style-name="T183_5"><text:s/></text:span><text:span text:style-name="T183_6">Variable</text:span><text:span text:style-name="T183_7"><text:s/></text:span><text:span text:style-name="T183_8">Names</text:span></text:p>
      <text:p text:style-name="P184"/>
      <text:p text:style-name="P185"><text:span text:style-name="T185_1">(</text:span><text:span text:style-name="T185_2">Let</text:span><text:span text:style-name="T185_3">'</text:span><text:span text:style-name="T185_4">s</text:span><text:span text:style-name="T185_5"><text:s/></text:span><text:span text:style-name="T185_6">hope</text:span><text:span text:style-name="T185_7"><text:s/></text:span><text:span text:style-name="T185_8">that</text:span><text:span text:style-name="T185_9"><text:s/></text:span><text:span text:style-name="T185_10">these</text:span><text:span text:style-name="T185_11"><text:s/></text:span><text:span text:style-name="T185_12">variables</text:span><text:span text:style-name="T185_13"><text:s/></text:span><text:span text:style-name="T185_14">are</text:span><text:span text:style-name="T185_15"><text:s/></text:span><text:span text:style-name="T185_16">meant</text:span><text:span text:style-name="T185_17"><text:s/></text:span><text:span text:style-name="T185_18">for</text:span><text:span text:style-name="T185_19"><text:s/></text:span><text:span text:style-name="T185_20">use</text:span><text:span text:style-name="T185_21"><text:s/></text:span><text:span text:style-name="T185_22">inside</text:span><text:span text:style-name="T185_23"><text:s/></text:span><text:span text:style-name="T185_24">one</text:span><text:span text:style-name="T185_25"><text:s/></text:span><text:span text:style-name="T185_26">module</text:span><text:span text:style-name="T185_27"><text:s/></text:span><text:span text:style-name="T185_28">only</text:span><text:span text:style-name="T185_29">.)<text:s/></text:span><text:span text:style-name="T185_30">The</text:span><text:span text:style-name="T185_31"><text:s/></text:span><text:span text:style-name="T185_32">conventions</text:span><text:span text:style-name="T185_33"><text:s/></text:span><text:span text:style-name="T185_34">are</text:span><text:span text:style-name="T185_35"><text:s/></text:span><text:span text:style-name="T185_36">about</text:span><text:span text:style-name="T185_37"><text:s/></text:span><text:span text:style-name="T185_38">the</text:span><text:span text:style-name="T185_39"><text:s/></text:span><text:span text:style-name="T185_40">same</text:span><text:span text:style-name="T185_41"><text:s/></text:span><text:span text:style-name="T185_42">as</text:span><text:span text:style-name="T185_43"><text:s/></text:span><text:span text:style-name="T185_44">those</text:span><text:span text:style-name="T185_45"><text:s/></text:span><text:span text:style-name="T185_46">for</text:span><text:span text:style-name="T185_47"><text:s/></text:span><text:span text:style-name="T185_48">functions</text:span><text:span text:style-name="T185_49">.</text:span></text:p>
      <text:p text:style-name="P186"/>
      <text:p text:style-name="P187"><text:span text:style-name="T187_1">Modules</text:span><text:span text:style-name="T187_2"><text:s/></text:span><text:span text:style-name="T187_3">that</text:span><text:span text:style-name="T187_4"><text:s/></text:span><text:span text:style-name="T187_5">are</text:span><text:span text:style-name="T187_6"><text:s/></text:span><text:span text:style-name="T187_7">designed</text:span><text:span text:style-name="T187_8"><text:s/></text:span><text:span text:style-name="T187_9">for</text:span><text:span text:style-name="T187_10"><text:s/></text:span><text:span text:style-name="T187_11">use</text:span><text:span text:style-name="T187_12"><text:s/></text:span><text:span text:style-name="T187_13">via</text:span><text:span text:style-name="T187_14"><text:s/></text:span><text:span text:style-name="T187_15">from</text:span><text:span text:style-name="T187_16"><text:s/></text:span><text:span text:style-name="T187_17">M</text:span><text:span text:style-name="T187_18"><text:s/></text:span><text:span text:style-name="T187_19">import</text:span><text:span text:style-name="T187_20"><text:s/>*<text:s/></text:span><text:span text:style-name="T187_21">should</text:span><text:span text:style-name="T187_22"><text:s/></text:span><text:span text:style-name="T187_23">use</text:span><text:span text:style-name="T187_24"><text:s/></text:span><text:span text:style-name="T187_25">the</text:span><text:span text:style-name="T187_26"><text:s/>__</text:span><text:span text:style-name="T187_27">all</text:span><text:span text:style-name="T187_28">__<text:s/></text:span><text:span text:style-name="T187_29">mechanism</text:span><text:span text:style-name="T187_30"><text:s/></text:span><text:span text:style-name="T187_31">to</text:span><text:span text:style-name="T187_32"><text:s/></text:span><text:span text:style-name="T187_33">prevent</text:span><text:span text:style-name="T187_34"><text:s/></text:span><text:span text:style-name="T187_35">exporting</text:span><text:span text:style-name="T187_36"><text:s/></text:span><text:span text:style-name="T187_37">globals</text:span><text:span text:style-name="T187_38">,<text:s/></text:span><text:span text:style-name="T187_39">or</text:span><text:span text:style-name="T187_40"><text:s/></text:span><text:span text:style-name="T187_41">use</text:span><text:span text:style-name="T187_42"><text:s/></text:span><text:span text:style-name="T187_43">the</text:span><text:span text:style-name="T187_44"><text:s/></text:span><text:span text:style-name="T187_45">older</text:span><text:span text:style-name="T187_46"><text:s/></text:span><text:span text:style-name="T187_47">convention</text:span><text:span text:style-name="T187_48"><text:s/></text:span><text:span text:style-name="T187_49">of</text:span><text:span text:style-name="T187_50"><text:s/></text:span><text:span text:style-name="T187_51">prefixing</text:span><text:span text:style-name="T187_52"><text:s/></text:span><text:span text:style-name="T187_53">such</text:span><text:span text:style-name="T187_54"><text:s/></text:span><text:span text:style-name="T187_55">globals</text:span><text:span text:style-name="T187_56"><text:s/></text:span><text:span text:style-name="T187_57">with</text:span><text:span text:style-name="T187_58"><text:s/></text:span><text:span text:style-name="T187_59">an</text:span><text:span text:style-name="T187_60"><text:s/></text:span><text:span text:style-name="T187_61">underscore</text:span><text:span text:style-name="T187_62"><text:s/>(</text:span><text:span text:style-name="T187_63">which</text:span><text:span text:style-name="T187_64"><text:s/></text:span><text:span text:style-name="T187_65">you</text:span><text:span text:style-name="T187_66"><text:s/></text:span><text:span text:style-name="T187_67">might</text:span><text:span text:style-name="T187_68"><text:s/></text:span><text:span text:style-name="T187_69">want</text:span><text:span text:style-name="T187_70"><text:s/></text:span><text:span text:style-name="T187_71">to</text:span><text:span text:style-name="T187_72"><text:s/></text:span><text:span text:style-name="T187_73">do</text:span><text:span text:style-name="T187_74"><text:s/></text:span><text:span text:style-name="T187_75">to</text:span><text:span text:style-name="T187_76"><text:s/></text:span><text:span text:style-name="T187_77">indicate</text:span><text:span text:style-name="T187_78"><text:s/></text:span><text:span text:style-name="T187_79">these</text:span><text:span text:style-name="T187_80"><text:s/></text:span><text:span text:style-name="T187_81">globals</text:span><text:span text:style-name="T187_82"><text:s/></text:span><text:span text:style-name="T187_83">are</text:span><text:span text:style-name="T187_84"><text:s/>"</text:span><text:span text:style-name="T187_85">module</text:span><text:span text:style-name="T187_86"><text:s/></text:span><text:span text:style-name="T187_87">non</text:span><text:span text:style-name="T187_88">-</text:span><text:span text:style-name="T187_89">public</text:span><text:span text:style-name="T187_90">").</text:span></text:p>
      <text:p text:style-name="P188"/>
      <text:p text:style-name="P189"><text:span text:style-name="T189_1">(</text:span><text:span text:style-name="T189_2">vi</text:span><text:span text:style-name="T189_3">)</text:span><text:span text:style-name="T189_4">Function</text:span><text:span text:style-name="T189_5"><text:s/></text:span><text:span text:style-name="T189_6">Names</text:span></text:p>
      <text:p text:style-name="P190"/>
      <text:p text:style-name="P191"><text:span text:style-name="T191_1">Function</text:span><text:span text:style-name="T191_2"><text:s/></text:span><text:span text:style-name="T191_3">names</text:span><text:span text:style-name="T191_4"><text:s/></text:span><text:span text:style-name="T191_5">should</text:span><text:span text:style-name="T191_6"><text:s/></text:span><text:span text:style-name="T191_7">be</text:span><text:span text:style-name="T191_8"><text:s/></text:span><text:span text:style-name="T191_9">lowercase</text:span><text:span text:style-name="T191_10">,<text:s/></text:span><text:span text:style-name="T191_11">with</text:span><text:span text:style-name="T191_12"><text:s/></text:span><text:span text:style-name="T191_13">words</text:span><text:span text:style-name="T191_14"><text:s/></text:span><text:span text:style-name="T191_15">separated</text:span><text:span text:style-name="T191_16"><text:s/></text:span><text:span text:style-name="T191_17">by</text:span><text:span text:style-name="T191_18"><text:s/></text:span><text:span text:style-name="T191_19">underscores</text:span><text:span text:style-name="T191_20"><text:s/></text:span><text:span text:style-name="T191_21">as</text:span><text:span text:style-name="T191_22"><text:s/></text:span><text:span text:style-name="T191_23">necessary</text:span><text:span text:style-name="T191_24"><text:s/></text:span><text:span text:style-name="T191_25">to</text:span><text:span text:style-name="T191_26"><text:s/></text:span><text:span text:style-name="T191_27">improve</text:span><text:span text:style-name="T191_28"><text:s/></text:span><text:span text:style-name="T191_29">readability</text:span><text:span text:style-name="T191_30">.</text:span></text:p>
      <text:p text:style-name="P192"/>
      <text:p text:style-name="P193"><text:span text:style-name="T193_1">mixedCase</text:span><text:span text:style-name="T193_2"><text:s/></text:span><text:span text:style-name="T193_3">is</text:span><text:span text:style-name="T193_4"><text:s/></text:span><text:span text:style-name="T193_5">allowed</text:span><text:span text:style-name="T193_6"><text:s/></text:span><text:span text:style-name="T193_7">only</text:span><text:span text:style-name="T193_8"><text:s/></text:span><text:span text:style-name="T193_9">in</text:span><text:span text:style-name="T193_10"><text:s/></text:span><text:span text:style-name="T193_11">contexts</text:span><text:span text:style-name="T193_12"><text:s/></text:span><text:span text:style-name="T193_13">where</text:span><text:span text:style-name="T193_14"><text:s/></text:span><text:span text:style-name="T193_15">that</text:span><text:span text:style-name="T193_16">'</text:span><text:span text:style-name="T193_17">s</text:span><text:span text:style-name="T193_18"><text:s/></text:span><text:span text:style-name="T193_19">already</text:span><text:span text:style-name="T193_20"><text:s/></text:span><text:span text:style-name="T193_21">the</text:span><text:span text:style-name="T193_22"><text:s/></text:span><text:span text:style-name="T193_23">prevailing</text:span><text:span text:style-name="T193_24"><text:s/></text:span><text:span text:style-name="T193_25">style</text:span><text:span text:style-name="T193_26"><text:s/>(</text:span><text:span text:style-name="T193_27">e</text:span><text:span text:style-name="T193_28">.</text:span><text:span text:style-name="T193_29">g</text:span><text:span text:style-name="T193_30">.<text:s/></text:span><text:span text:style-name="T193_31">threading</text:span><text:span text:style-name="T193_32">.</text:span><text:span text:style-name="T193_33">py</text:span><text:span text:style-name="T193_34">),<text:s/></text:span><text:span text:style-name="T193_35">to</text:span><text:span text:style-name="T193_36"><text:s/></text:span><text:span text:style-name="T193_37">retain</text:span><text:span text:style-name="T193_38"><text:s/></text:span><text:span text:style-name="T193_39">backwards</text:span><text:span text:style-name="T193_40"><text:s/></text:span><text:span text:style-name="T193_41">compatibility</text:span><text:span text:style-name="T193_42">.</text:span></text:p>
      <text:p text:style-name="P194"/>
      <text:p text:style-name="P195"><text:span text:style-name="T195_1">(</text:span><text:span text:style-name="T195_2">vii</text:span><text:span text:style-name="T195_3">)</text:span><text:span text:style-name="T195_4">Function</text:span><text:span text:style-name="T195_5"><text:s/></text:span><text:span text:style-name="T195_6">and</text:span><text:span text:style-name="T195_7"><text:s/></text:span><text:span text:style-name="T195_8">method</text:span><text:span text:style-name="T195_9"><text:s/></text:span><text:span text:style-name="T195_10">arguments</text:span></text:p>
      <text:p text:style-name="P196"/>
      <text:p text:style-name="P197"><text:span text:style-name="T197_1">Always</text:span><text:span text:style-name="T197_2"><text:s/></text:span><text:span text:style-name="T197_3">use</text:span><text:span text:style-name="T197_4"><text:s/></text:span><text:span text:style-name="T197_5">self</text:span><text:span text:style-name="T197_6"><text:s/></text:span><text:span text:style-name="T197_7">for</text:span><text:span text:style-name="T197_8"><text:s/></text:span><text:span text:style-name="T197_9">the</text:span><text:span text:style-name="T197_10"><text:s/></text:span><text:span text:style-name="T197_11">first</text:span><text:span text:style-name="T197_12"><text:s/></text:span><text:span text:style-name="T197_13">argument</text:span><text:span text:style-name="T197_14"><text:s/></text:span><text:span text:style-name="T197_15">to</text:span><text:span text:style-name="T197_16"><text:s/></text:span><text:span text:style-name="T197_17">instance</text:span><text:span text:style-name="T197_18"><text:s/></text:span><text:span text:style-name="T197_19">methods</text:span><text:span text:style-name="T197_20">.</text:span></text:p>
      <text:p text:style-name="P198"/>
      <text:p text:style-name="P199"><text:span text:style-name="T199_1">Always</text:span><text:span text:style-name="T199_2"><text:s/></text:span><text:span text:style-name="T199_3">use</text:span><text:span text:style-name="T199_4"><text:s/></text:span><text:span text:style-name="T199_5">cls</text:span><text:span text:style-name="T199_6"><text:s/></text:span><text:span text:style-name="T199_7">for</text:span><text:span text:style-name="T199_8"><text:s/></text:span><text:span text:style-name="T199_9">the</text:span><text:span text:style-name="T199_10"><text:s/></text:span><text:span text:style-name="T199_11">first</text:span><text:span text:style-name="T199_12"><text:s/></text:span><text:span text:style-name="T199_13">argument</text:span><text:span text:style-name="T199_14"><text:s/></text:span><text:span text:style-name="T199_15">to</text:span><text:span text:style-name="T199_16"><text:s/></text:span><text:span text:style-name="T199_17">class</text:span><text:span text:style-name="T199_18"><text:s/></text:span><text:span text:style-name="T199_19">methods</text:span><text:span text:style-name="T199_20">.</text:span></text:p>
      <text:p text:style-name="P200"/>
      <text:p text:style-name="P201"><text:span text:style-name="T201_1">If</text:span><text:span text:style-name="T201_2"><text:s/></text:span><text:span text:style-name="T201_3">a</text:span><text:span text:style-name="T201_4"><text:s/></text:span><text:span text:style-name="T201_5">function</text:span><text:span text:style-name="T201_6"><text:s/></text:span><text:span text:style-name="T201_7">argument</text:span><text:span text:style-name="T201_8">'</text:span><text:span text:style-name="T201_9">s</text:span><text:span text:style-name="T201_10"><text:s/></text:span><text:span text:style-name="T201_11">name</text:span><text:span text:style-name="T201_12"><text:s/></text:span><text:span text:style-name="T201_13">clashes</text:span><text:span text:style-name="T201_14"><text:s/></text:span><text:span text:style-name="T201_15">with</text:span><text:span text:style-name="T201_16"><text:s/></text:span><text:span text:style-name="T201_17">a</text:span><text:span text:style-name="T201_18"><text:s/></text:span><text:span text:style-name="T201_19">reserved</text:span><text:span text:style-name="T201_20"><text:s/></text:span><text:span text:style-name="T201_21">keyword</text:span><text:span text:style-name="T201_22">,<text:s/></text:span><text:span text:style-name="T201_23">it</text:span><text:span text:style-name="T201_24"><text:s/></text:span><text:span text:style-name="T201_25">is</text:span><text:span text:style-name="T201_26"><text:s/></text:span><text:span text:style-name="T201_27">generally</text:span><text:span text:style-name="T201_28"><text:s/></text:span><text:span text:style-name="T201_29">better</text:span><text:span text:style-name="T201_30"><text:s/></text:span><text:span text:style-name="T201_31">to</text:span><text:span text:style-name="T201_32"><text:s/></text:span><text:span text:style-name="T201_33">append</text:span><text:span text:style-name="T201_34"><text:s/></text:span><text:span text:style-name="T201_35">a</text:span><text:span text:style-name="T201_36"><text:s/></text:span><text:span text:style-name="T201_37">single</text:span><text:span text:style-name="T201_38"><text:s/></text:span><text:span text:style-name="T201_39">trailing</text:span><text:span text:style-name="T201_40"><text:s/></text:span><text:span text:style-name="T201_41">underscore</text:span><text:span text:style-name="T201_42"><text:s/></text:span><text:span text:style-name="T201_43">rather</text:span><text:span text:style-name="T201_44"><text:s/></text:span><text:span text:style-name="T201_45">than</text:span><text:span text:style-name="T201_46"><text:s/></text:span><text:span text:style-name="T201_47">use</text:span><text:span text:style-name="T201_48"><text:s/></text:span><text:span text:style-name="T201_49">an</text:span><text:span text:style-name="T201_50"><text:s/></text:span><text:span text:style-name="T201_51">abbreviation</text:span><text:span text:style-name="T201_52"><text:s/></text:span><text:span text:style-name="T201_53">or</text:span><text:span text:style-name="T201_54"><text:s/></text:span><text:span text:style-name="T201_55">spelling</text:span><text:span text:style-name="T201_56"><text:s/></text:span><text:span text:style-name="T201_57">corruption</text:span><text:span text:style-name="T201_58">.<text:s/></text:span><text:span text:style-name="T201_59">Thus</text:span><text:span text:style-name="T201_60"><text:s/></text:span><text:span text:style-name="T201_61">class</text:span><text:span text:style-name="T201_62">_<text:s/></text:span><text:span text:style-name="T201_63">is</text:span><text:span text:style-name="T201_64"><text:s/></text:span><text:span text:style-name="T201_65">better</text:span><text:span text:style-name="T201_66"><text:s/></text:span><text:span text:style-name="T201_67">than</text:span><text:span text:style-name="T201_68"><text:s/></text:span><text:span text:style-name="T201_69">clss</text:span><text:span text:style-name="T201_70">.<text:s/>(</text:span><text:span text:style-name="T201_71">Perhaps</text:span><text:span text:style-name="T201_72"><text:s/></text:span><text:span text:style-name="T201_73">better</text:span><text:span text:style-name="T201_74"><text:s/></text:span><text:span text:style-name="T201_75">is</text:span><text:span text:style-name="T201_76"><text:s/></text:span><text:span text:style-name="T201_77">to</text:span><text:span text:style-name="T201_78"><text:s/></text:span><text:span text:style-name="T201_79">avoid</text:span><text:span text:style-name="T201_80"><text:s/></text:span><text:span text:style-name="T201_81">such</text:span><text:span text:style-name="T201_82"><text:s/></text:span><text:span text:style-name="T201_83">clashes</text:span><text:span text:style-name="T201_84"><text:s/></text:span><text:span text:style-name="T201_85">by</text:span><text:span text:style-name="T201_86"><text:s/></text:span><text:span text:style-name="T201_87">using</text:span><text:span text:style-name="T201_88"><text:s/></text:span><text:span text:style-name="T201_89">a</text:span><text:span text:style-name="T201_90"><text:s/></text:span><text:span text:style-name="T201_91">synonym</text:span><text:span text:style-name="T201_92">.)</text:span></text:p>
      <text:p text:style-name="P202"/>
      <text:p text:style-name="P203"><text:span text:style-name="T203_1">(</text:span><text:span text:style-name="T203_2">viii</text:span><text:span text:style-name="T203_3">)</text:span><text:span text:style-name="T203_4">Method</text:span><text:span text:style-name="T203_5"><text:s/></text:span><text:span text:style-name="T203_6">Names</text:span><text:span text:style-name="T203_7"><text:s/></text:span><text:span text:style-name="T203_8">and</text:span><text:span text:style-name="T203_9"><text:s/></text:span><text:span text:style-name="T203_10">Instance</text:span><text:span text:style-name="T203_11"><text:s/></text:span><text:span text:style-name="T203_12">Variables</text:span></text:p>
      <text:p text:style-name="P204"/>
      <text:p text:style-name="P205"><text:span text:style-name="T205_1">Use</text:span><text:span text:style-name="T205_2"><text:s/></text:span><text:span text:style-name="T205_3">the</text:span><text:span text:style-name="T205_4"><text:s/></text:span><text:span text:style-name="T205_5">function</text:span><text:span text:style-name="T205_6"><text:s/></text:span><text:span text:style-name="T205_7">naming</text:span><text:span text:style-name="T205_8"><text:s/></text:span><text:span text:style-name="T205_9">rules</text:span><text:span text:style-name="T205_10">:<text:s/></text:span><text:span text:style-name="T205_11">lowercase</text:span><text:span text:style-name="T205_12"><text:s/></text:span><text:span text:style-name="T205_13">with</text:span><text:span text:style-name="T205_14"><text:s/></text:span><text:span text:style-name="T205_15">words</text:span><text:span text:style-name="T205_16"><text:s/></text:span><text:span text:style-name="T205_17">separated</text:span><text:span text:style-name="T205_18"><text:s/></text:span><text:span text:style-name="T205_19">by</text:span><text:span text:style-name="T205_20"><text:s/></text:span><text:span text:style-name="T205_21">underscores</text:span><text:span text:style-name="T205_22"><text:s/></text:span><text:span text:style-name="T205_23">as</text:span><text:span text:style-name="T205_24"><text:s/></text:span><text:span text:style-name="T205_25">necessary</text:span><text:span text:style-name="T205_26"><text:s/></text:span><text:span text:style-name="T205_27">to</text:span><text:span text:style-name="T205_28"><text:s/></text:span><text:span text:style-name="T205_29">improve</text:span><text:span text:style-name="T205_30"><text:s/></text:span><text:span text:style-name="T205_31">readability</text:span><text:span text:style-name="T205_32">.</text:span></text:p>
      <text:p text:style-name="P206"/>
      <text:p text:style-name="P207"><text:span text:style-name="T207_1">Use</text:span><text:span text:style-name="T207_2"><text:s/></text:span><text:span text:style-name="T207_3">one</text:span><text:span text:style-name="T207_4"><text:s/></text:span><text:span text:style-name="T207_5">leading</text:span><text:span text:style-name="T207_6"><text:s/></text:span><text:span text:style-name="T207_7">underscore</text:span><text:span text:style-name="T207_8"><text:s/></text:span><text:span text:style-name="T207_9">only</text:span><text:span text:style-name="T207_10"><text:s/></text:span><text:span text:style-name="T207_11">for</text:span><text:span text:style-name="T207_12"><text:s/></text:span><text:span text:style-name="T207_13">non</text:span><text:span text:style-name="T207_14">-</text:span><text:span text:style-name="T207_15">public</text:span><text:span text:style-name="T207_16"><text:s/></text:span><text:span text:style-name="T207_17">methods</text:span><text:span text:style-name="T207_18"><text:s/></text:span><text:span text:style-name="T207_19">and</text:span><text:span text:style-name="T207_20"><text:s/></text:span><text:span text:style-name="T207_21">instance</text:span><text:span text:style-name="T207_22"><text:s/></text:span><text:span text:style-name="T207_23">variables</text:span><text:span text:style-name="T207_24">.</text:span></text:p>
      <text:p text:style-name="P208"/>
      <text:p text:style-name="P209"/>
      <text:p text:style-name="P210"><text:span text:style-name="T210_1">(</text:span><text:span text:style-name="T210_2">ix</text:span><text:span text:style-name="T210_3">)</text:span><text:span text:style-name="T210_4">Constants</text:span></text:p>
      <text:p text:style-name="P211"/>
      <text:p text:style-name="P212"><text:span text:style-name="T212_1">Constants</text:span><text:span text:style-name="T212_2"><text:s/></text:span><text:span text:style-name="T212_3">are</text:span><text:span text:style-name="T212_4"><text:s/></text:span><text:span text:style-name="T212_5">usually</text:span><text:span text:style-name="T212_6"><text:s/></text:span><text:span text:style-name="T212_7">defined</text:span><text:span text:style-name="T212_8"><text:s/></text:span><text:span text:style-name="T212_9">on</text:span><text:span text:style-name="T212_10"><text:s/></text:span><text:span text:style-name="T212_11">a</text:span><text:span text:style-name="T212_12"><text:s/></text:span><text:span text:style-name="T212_13">module</text:span><text:span text:style-name="T212_14"><text:s/></text:span><text:span text:style-name="T212_15">level</text:span><text:span text:style-name="T212_16"><text:s/></text:span><text:span text:style-name="T212_17">and</text:span><text:span text:style-name="T212_18"><text:s/></text:span><text:span text:style-name="T212_19">written</text:span><text:span text:style-name="T212_20"><text:s/></text:span><text:span text:style-name="T212_21">in</text:span><text:span text:style-name="T212_22"><text:s/></text:span><text:span text:style-name="T212_23">all</text:span><text:span text:style-name="T212_24"><text:s/></text:span><text:span text:style-name="T212_25">capital</text:span><text:span text:style-name="T212_26"><text:s/></text:span><text:span text:style-name="T212_27">letters</text:span><text:span text:style-name="T212_28"><text:s/></text:span><text:span text:style-name="T212_29">with</text:span><text:span text:style-name="T212_30"><text:s/></text:span><text:span text:style-name="T212_31">underscores</text:span><text:span text:style-name="T212_32"><text:s/></text:span><text:span text:style-name="T212_33">separating</text:span><text:span text:style-name="T212_34"><text:s/></text:span><text:span text:style-name="T212_35">words</text:span><text:span text:style-name="T212_36">.<text:s/></text:span><text:span text:style-name="T212_37">Examples</text:span><text:span text:style-name="T212_38"><text:s/></text:span><text:span text:style-name="T212_39">include</text:span><text:span text:style-name="T212_40"><text:s/></text:span><text:span text:style-name="T212_41">MAX</text:span><text:span text:style-name="T212_42">_</text:span><text:span text:style-name="T212_43">OVERFLOW</text:span><text:span text:style-name="T212_44"><text:s/></text:span><text:span text:style-name="T212_45">and</text:span><text:span text:style-name="T212_46"><text:s/></text:span><text:span text:style-name="T212_47">TOTAL</text:span><text:span text:style-name="T212_48">.</text:span></text:p>
      <text:p text:style-name="P21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